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26.58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3.12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  <style:style style:name="T1" style:family="text">
      <style:text-properties style:text-line-through-type="single"/>
    </style:style>
  </office:automatic-styles>
  <office:body>
    <office:spreadsheet>
      <table:table table:name="Sheet1" table:style-name="ta1" table:print-ranges="Sheet1.S120:Sheet1.S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7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5" office:value-type="string" calcext:value-type="string">
            <text:p>Unité de poids / quantité</text:p>
          </table:table-cell>
          <table:table-cell table:style-name="ce18" office:value-type="string" calcext:value-type="string">
            <text:p>Prix unitaire / unité de compte Lt</text:p>
          </table:table-cell>
          <table:table-cell table:style-name="ce20" office:value-type="string" calcext:value-type="string">
            <text:p>Prix unitaire / unité de compte Sous</text:p>
          </table:table-cell>
          <table:table-cell table:style-name="ce20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20" office:value-type="string" calcext:value-type="string">
            <text:p>Valeur en livres tournois</text:p>
          </table:table-cell>
          <table:table-cell table:style-name="ce20" office:value-type="string" calcext:value-type="string">
            <text:p>valeur en sous</text:p>
          </table:table-cell>
          <table:table-cell table:style-name="ce20" office:value-type="string" calcext:value-type="string">
            <text:p>valeur en denier</text:p>
          </table:table-cell>
          <table:table-cell table:style-name="ce20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3" calcext:value-type="float">
            <text:p>13,00</text:p>
          </table:table-cell>
          <table:table-cell table:style-name="ce16" office:value-type="string" calcext:value-type="string">
            <text:p>ball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2" table:formula="of:=[.L2]+([.M2]/20)+([.N2]/240)" office:value-type="float" office:value="72" calcext:value-type="float">
            <text:p>72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936" calcext:value-type="float">
            <text:p>936,0000</text:p>
          </table:table-cell>
          <table:table-cell table:formula="of:=[.S2]-[.T2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millier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]+([.M3]/20)+([.N3]/240)" office:value-type="float" office:value="30" calcext:value-type="float">
            <text:p>30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4950" calcext:value-type="float">
            <text:p>4 950,0000</text:p>
          </table:table-cell>
          <table:table-cell table:formula="of:=[.S3]-[.T3]" office:value-type="float" office:value="-4950" calcext:value-type="float">
            <text:p>-495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]+([.M4]/20)+([.N4]/240)" office:value-type="float" office:value="0.2" calcext:value-type="float">
            <text:p>0,2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60" calcext:value-type="float">
            <text:p>160,0000</text:p>
          </table:table-cell>
          <table:table-cell table:formula="of:=[.S4]-[.T4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500" calcext:value-type="float">
            <text:p>1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5]+([.M5]/20)+([.N5]/240)" office:value-type="float" office:value="0.35" calcext:value-type="float">
            <text:p>0,35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375" calcext:value-type="float">
            <text:p>4 375,0000</text:p>
          </table:table-cell>
          <table:table-cell table:formula="of:=[.S5]-[.T5]" office:value-type="float" office:value="-4375" calcext:value-type="float">
            <text:p>-4375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iscuit de 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900" calcext:value-type="float">
            <text:p>18 9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6]+([.M6]/20)+([.N6]/240)" office:value-type="float" office:value="0.15" calcext:value-type="float">
            <text:p>0,1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2835" calcext:value-type="float">
            <text:p>2 835,0000</text:p>
          </table:table-cell>
          <table:table-cell table:formula="of:=[.S6]-[.T6]" office:value-type="float" office:value="-2835" calcext:value-type="float">
            <text:p>-2835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uchon de 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millier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7]+([.M7]/20)+([.N7]/240)" office:value-type="float" office:value="9" calcext:value-type="float">
            <text:p>9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81" calcext:value-type="float">
            <text:p>81,0000</text:p>
          </table:table-cell>
          <table:table-cell table:formula="of:=[.S7]-[.T7]" office:value-type="float" office:value="-81" calcext:value-type="float">
            <text:p>-81</text:p>
          </table:table-cell>
          <table:table-cell office:value-type="string" calcext:value-type="string">
            <text:p>9 L %%</text:p>
          </table:table-cell>
          <table:table-cell table:number-columns-repeated="100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8]+([.M8]/20)+([.N8]/240)" office:value-type="float" office:value="20" calcext:value-type="float">
            <text:p>20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040" calcext:value-type="float">
            <text:p>1 040,0000</text:p>
          </table:table-cell>
          <table:table-cell table:formula="of:=[.S8]-[.T8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994" calcext:value-type="float">
            <text:p>7 9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9]+([.M9]/20)+([.N9]/240)" office:value-type="float" office:value="0.6" calcext:value-type="float">
            <text:p>0,6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4796.4" calcext:value-type="float">
            <text:p>4 796,4000</text:p>
          </table:table-cell>
          <table:table-cell table:formula="of:=[.S9]-[.T9]" office:value-type="float" office:value="-4796.4" calcext:value-type="float">
            <text:p>-4796,4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81" calcext:value-type="float">
            <text:p>1 48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]+([.M10]/20)+([.N10]/240)" office:value-type="float" office:value="1" calcext:value-type="float">
            <text:p>1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481" calcext:value-type="float">
            <text:p>1 481,0000</text:p>
          </table:table-cell>
          <table:table-cell table:formula="of:=[.S10]-[.T10]" office:value-type="float" office:value="-1481" calcext:value-type="float">
            <text:p>-1481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3272" calcext:value-type="float">
            <text:p>13 2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]+([.M11]/20)+([.N11]/240)" office:value-type="float" office:value="0.5" calcext:value-type="float">
            <text:p>0,5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6636" calcext:value-type="float">
            <text:p>6 636,0000</text:p>
          </table:table-cell>
          <table:table-cell table:formula="of:=[.S11]-[.T11]" office:value-type="float" office:value="-6636" calcext:value-type="float">
            <text:p>-6636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taig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sac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2]+([.M12]/20)+([.N12]/240)" office:value-type="float" office:value="8" calcext:value-type="float">
            <text:p>8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52" calcext:value-type="float">
            <text:p>152,0000</text:p>
          </table:table-cell>
          <table:table-cell table:formula="of:=[.S12]-[.T12]" office:value-type="float" office:value="-152" calcext:value-type="float">
            <text:p>-152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3]+([.M13]/20)+([.N13]/240)" office:value-type="float" office:value="0.55" calcext:value-type="float">
            <text:p>0,5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57.2" calcext:value-type="float">
            <text:p>57,2000</text:p>
          </table:table-cell>
          <table:table-cell table:formula="of:=[.S13]-[.T13]" office:value-type="float" office:value="-57.2" calcext:value-type="float">
            <text:p>-57,2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aisins Corint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59" calcext:value-type="float">
            <text:p>3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4]+([.M14]/20)+([.N14]/240)" office:value-type="float" office:value="0.25" calcext:value-type="float">
            <text:p>0,25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89.75" calcext:value-type="float">
            <text:p>89,7500</text:p>
          </table:table-cell>
          <table:table-cell table:formula="of:=[.S14]-[.T14]" office:value-type="float" office:value="-89.75" calcext:value-type="float">
            <text:p>-89,75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ton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65" calcext:value-type="float">
            <text:p>26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5]+([.M15]/20)+([.N15]/240)" office:value-type="float" office:value="2.25" calcext:value-type="float">
            <text:p>2,25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596.25" calcext:value-type="float">
            <text:p>596,2500</text:p>
          </table:table-cell>
          <table:table-cell table:formula="of:=[.S15]-[.T15]" office:value-type="float" office:value="-596.25" calcext:value-type="float">
            <text:p>-596,25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r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6]+([.M16]/20)+([.N16]/240)" office:value-type="float" office:value="0.2" calcext:value-type="float">
            <text:p>0,2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5" calcext:value-type="float">
            <text:p>15,0000</text:p>
          </table:table-cell>
          <table:table-cell table:formula="of:=[.S16]-[.T16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rs de va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187" calcext:value-type="float">
            <text:p>6 187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7]+([.M17]/20)+([.N17]/240)" office:value-type="float" office:value="15" calcext:value-type="float">
            <text:p>15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92805" calcext:value-type="float">
            <text:p>92 805,0000</text:p>
          </table:table-cell>
          <table:table-cell table:formula="of:=[.S17]-[.T17]" office:value-type="float" office:value="-92805" calcext:value-type="float">
            <text:p>-9280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624" calcext:value-type="float">
            <text:p>18 624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8]+([.M18]/20)+([.N18]/240)" office:value-type="float" office:value="4" calcext:value-type="float">
            <text:p>4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74496" calcext:value-type="float">
            <text:p>74 496,0000</text:p>
          </table:table-cell>
          <table:table-cell table:formula="of:=[.S18]-[.T18]" office:value-type="float" office:value="-74496" calcext:value-type="float">
            <text:p>-74496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759" calcext:value-type="float">
            <text:p>3 7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9]+([.M19]/20)+([.N19]/240)" office:value-type="float" office:value="0.15" calcext:value-type="float">
            <text:p>0,15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563.85" calcext:value-type="float">
            <text:p>563,8500</text:p>
          </table:table-cell>
          <table:table-cell table:formula="of:=[.S19]-[.T19]" office:value-type="float" office:value="-563.85" calcext:value-type="float">
            <text:p>-563,85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r en chaudiè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0]+([.M20]/20)+([.N20]/240)" office:value-type="float" office:value="5" calcext:value-type="float">
            <text:p>5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50" calcext:value-type="float">
            <text:p>50,0000</text:p>
          </table:table-cell>
          <table:table-cell table:formula="of:=[.S20]-[.T20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1]+([.M21]/20)+([.N21]/240)" office:value-type="float" office:value="1.5" calcext:value-type="float">
            <text:p>1,5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2.5" calcext:value-type="float">
            <text:p>22,5000</text:p>
          </table:table-cell>
          <table:table-cell table:formula="of:=[.S21]-[.T21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200" calcext:value-type="float">
            <text:p>1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2]+([.M22]/20)+([.N22]/240)" office:value-type="float" office:value="0.35" calcext:value-type="float">
            <text:p>0,35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5320" calcext:value-type="float">
            <text:p>5 320,0000</text:p>
          </table:table-cell>
          <table:table-cell table:formula="of:=[.S22]-[.T22]" office:value-type="float" office:value="-5320" calcext:value-type="float">
            <text:p>-532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annier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3]+([.M23]/20)+([.N23]/240)" office:value-type="float" office:value="3" calcext:value-type="float">
            <text:p>3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210" calcext:value-type="float">
            <text:p>210,0000</text:p>
          </table:table-cell>
          <table:table-cell table:formula="of:=[.S23]-[.T23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2130" calcext:value-type="float">
            <text:p>42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4]+([.M24]/20)+([.N24]/240)" office:value-type="float" office:value="0.3" calcext:value-type="float">
            <text:p>0,3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12639" calcext:value-type="float">
            <text:p>12 639,0000</text:p>
          </table:table-cell>
          <table:table-cell table:formula="of:=[.S24]-[.T24]" office:value-type="float" office:value="-12639" calcext:value-type="float">
            <text:p>-12639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aud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5]+([.M25]/20)+([.N25]/240)" office:value-type="float" office:value="20" calcext:value-type="float">
            <text:p>2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560" calcext:value-type="float">
            <text:p>560,0000</text:p>
          </table:table-cell>
          <table:table-cell table:formula="of:=[.S25]-[.T25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770" calcext:value-type="float">
            <text:p>2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6]+([.M26]/20)+([.N26]/240)" office:value-type="float" office:value="0.3" calcext:value-type="float">
            <text:p>0,3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831" calcext:value-type="float">
            <text:p>831,0000</text:p>
          </table:table-cell>
          <table:table-cell table:formula="of:=[.S26]-[.T26]" office:value-type="float" office:value="-831" calcext:value-type="float">
            <text:p>-831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7]+([.M27]/20)+([.N27]/240)" office:value-type="float" office:value="0.5" calcext:value-type="float">
            <text:p>0,5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6" calcext:value-type="float">
            <text:p>6,0000</text:p>
          </table:table-cell>
          <table:table-cell table:formula="of:=[.S27]-[.T27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498" calcext:value-type="float">
            <text:p>2 498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2" table:formula="of:=[.L28]+([.M28]/20)+([.N28]/240)" office:value-type="float" office:value="2.4" calcext:value-type="float">
            <text:p>2,4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5995.2" calcext:value-type="float">
            <text:p>5 995,2000</text:p>
          </table:table-cell>
          <table:table-cell table:formula="of:=[.S28]-[.T28]" office:value-type="float" office:value="-5995.2" calcext:value-type="float">
            <text:p>-5995,2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9]+([.M29]/20)+([.N29]/240)" office:value-type="float" office:value="2" calcext:value-type="float">
            <text:p>2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14" calcext:value-type="float">
            <text:p>14,0000</text:p>
          </table:table-cell>
          <table:table-cell table:formula="of:=[.S29]-[.T29]" office:value-type="float" office:value="-14" calcext:value-type="float">
            <text:p>-14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363" calcext:value-type="float">
            <text:p>1 36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0]+([.M30]/20)+([.N30]/240)" office:value-type="float" office:value="4.5" calcext:value-type="float">
            <text:p>4,5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6133.5" calcext:value-type="float">
            <text:p>6 133,5000</text:p>
          </table:table-cell>
          <table:table-cell table:formula="of:=[.S30]-[.T30]" office:value-type="float" office:value="-6133.5" calcext:value-type="float">
            <text:p>-6133,5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iqueurs de lég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fioll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1]+([.M31]/20)+([.N31]/240)" office:value-type="float" office:value="0.9" calcext:value-type="float">
            <text:p>0,9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800" calcext:value-type="float">
            <text:p>1 800,0000</text:p>
          </table:table-cell>
          <table:table-cell table:formula="of:=[.S31]-[.T31]" office:value-type="float" office:value="-1800" calcext:value-type="float">
            <text:p>-180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2]+([.M32]/20)+([.N32]/240)" office:value-type="float" office:value="0" calcext:value-type="float">
            <text:p>0,00000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[.P32]+0.05*[.Q32]+[.R32]/240" office:value-type="float" office:value="290" calcext:value-type="float">
            <text:p>290</text:p>
          </table:table-cell>
          <table:table-cell table:formula="of:=[.J32]*[.O32]" office:value-type="float" office:value="0" calcext:value-type="float">
            <text:p>0,0000</text:p>
          </table:table-cell>
          <table:table-cell table:formula="of:=[.S32]-[.T32]" office:value-type="float" office:value="290" calcext:value-type="float">
            <text:p>290</text:p>
          </table:table-cell>
          <table:table-cell office:value-type="string" calcext:value-type="string">
            <text:p>valeur de 290 L</text:p>
          </table:table-cell>
          <table:table-cell table:number-columns-repeated="100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5470" calcext:value-type="float">
            <text:p>205 4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33]+([.M33]/20)+([.N33]/240)" office:value-type="float" office:value="0.15" calcext:value-type="float">
            <text:p>0,1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30820.5" calcext:value-type="float">
            <text:p>30 820,5000</text:p>
          </table:table-cell>
          <table:table-cell table:formula="of:=[.S33]-[.T33]" office:value-type="float" office:value="-30820.5" calcext:value-type="float">
            <text:p>-30820,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34]+([.M34]/20)+([.N34]/240)" office:value-type="float" office:value="13" calcext:value-type="float">
            <text:p>13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30" calcext:value-type="float">
            <text:p>130,0000</text:p>
          </table:table-cell>
          <table:table-cell table:formula="of:=[.S34]-[.T34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87" calcext:value-type="float">
            <text:p>287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35]+([.M35]/20)+([.N35]/240)" office:value-type="float" office:value="0.15" calcext:value-type="float">
            <text:p>0,15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43.05" calcext:value-type="float">
            <text:p>43,0500</text:p>
          </table:table-cell>
          <table:table-cell table:formula="of:=[.S35]-[.T35]" office:value-type="float" office:value="-43.05" calcext:value-type="float">
            <text:p>-43,05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oeuf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313" calcext:value-type="float">
            <text:p>5 313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6]+([.M36]/20)+([.N36]/240)" office:value-type="float" office:value="0.25" calcext:value-type="float">
            <text:p>0,2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328.25" calcext:value-type="float">
            <text:p>1 328,2500</text:p>
          </table:table-cell>
          <table:table-cell table:formula="of:=[.S36]-[.T36]" office:value-type="float" office:value="-1328.25" calcext:value-type="float">
            <text:p>-1328,25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oign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7]+([.M37]/20)+([.N37]/240)" office:value-type="float" office:value="1.5" calcext:value-type="float">
            <text:p>1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15" calcext:value-type="float">
            <text:p>15,0000</text:p>
          </table:table-cell>
          <table:table-cell table:formula="of:=[.S37]-[.T37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8]+([.M38]/20)+([.N38]/240)" office:value-type="float" office:value="6" calcext:value-type="float">
            <text:p>6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450" calcext:value-type="float">
            <text:p>450,0000</text:p>
          </table:table-cell>
          <table:table-cell table:formula="of:=[.S38]-[.T38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envelop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61" calcext:value-type="float">
            <text:p>161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9]+([.M39]/20)+([.N39]/240)" office:value-type="float" office:value="1" calcext:value-type="float">
            <text:p>1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61" calcext:value-type="float">
            <text:p>161,0000</text:p>
          </table:table-cell>
          <table:table-cell table:formula="of:=[.S39]-[.T39]" office:value-type="float" office:value="-161" calcext:value-type="float">
            <text:p>-161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53" calcext:value-type="float">
            <text:p>953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40]+([.M40]/20)+([.N40]/240)" office:value-type="float" office:value="0.75" calcext:value-type="float">
            <text:p>0,75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714.75" calcext:value-type="float">
            <text:p>714,7500</text:p>
          </table:table-cell>
          <table:table-cell table:formula="of:=[.S40]-[.T40]" office:value-type="float" office:value="-714.75" calcext:value-type="float">
            <text:p>-714,75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1]+([.M41]/20)+([.N41]/240)" office:value-type="float" office:value="3.5" calcext:value-type="float">
            <text:p>3,5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960" calcext:value-type="float">
            <text:p>1 960,0000</text:p>
          </table:table-cell>
          <table:table-cell table:formula="of:=[.S41]-[.T41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42]+([.M42]/20)+([.N42]/240)" office:value-type="float" office:value="28" calcext:value-type="float">
            <text:p>28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476" calcext:value-type="float">
            <text:p>476,0000</text:p>
          </table:table-cell>
          <table:table-cell table:formula="of:=[.S42]-[.T42]" office:value-type="float" office:value="-476" calcext:value-type="float">
            <text:p>-476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3]+([.M43]/20)+([.N43]/240)" office:value-type="float" office:value="1.5" calcext:value-type="float">
            <text:p>1,5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24" calcext:value-type="float">
            <text:p>24,0000</text:p>
          </table:table-cell>
          <table:table-cell table:formula="of:=[.S43]-[.T43]" office:value-type="float" office:value="-24" calcext:value-type="float">
            <text:p>-24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56" calcext:value-type="float">
            <text:p>3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4]+([.M44]/20)+([.N44]/240)" office:value-type="float" office:value="1.75" calcext:value-type="float">
            <text:p>1,75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623" calcext:value-type="float">
            <text:p>623,0000</text:p>
          </table:table-cell>
          <table:table-cell table:formula="of:=[.S44]-[.T44]" office:value-type="float" office:value="-623" calcext:value-type="float">
            <text:p>-623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r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45]+([.M45]/20)+([.N45]/240)" office:value-type="float" office:value="40" calcext:value-type="float">
            <text:p>40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3680" calcext:value-type="float">
            <text:p>3 680,0000</text:p>
          </table:table-cell>
          <table:table-cell table:formula="of:=[.S45]-[.T45]" office:value-type="float" office:value="-3680" calcext:value-type="float">
            <text:p>-368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tterie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46]+([.M46]/20)+([.N46]/240)" office:value-type="float" office:value="0.9" calcext:value-type="float">
            <text:p>0,9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13.4" calcext:value-type="float">
            <text:p>113,4000</text:p>
          </table:table-cell>
          <table:table-cell table:formula="of:=[.S46]-[.T46]" office:value-type="float" office:value="-113.4" calcext:value-type="float">
            <text:p>-113,4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2" table:formula="of:=[.L47]+([.M47]/20)+([.N47]/240)" office:value-type="float" office:value="0.0625" calcext:value-type="float">
            <text:p>0,0625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31.25" calcext:value-type="float">
            <text:p>31,2500</text:p>
          </table:table-cell>
          <table:table-cell table:formula="of:=[.S47]-[.T47]" office:value-type="float" office:value="-31.25" calcext:value-type="float">
            <text:p>-31,2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8]+([.M48]/20)+([.N48]/240)" office:value-type="float" office:value="0.2" calcext:value-type="float">
            <text:p>0,2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60" calcext:value-type="float">
            <text:p>160,0000</text:p>
          </table:table-cell>
          <table:table-cell table:formula="of:=[.S48]-[.T48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31" calcext:value-type="float">
            <text:p>531,00</text:p>
          </table:table-cell>
          <table:table-cell office:value-type="string" calcext:value-type="string">
            <text:p>demies caiss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49]+([.M49]/20)+([.N49]/240)" office:value-type="float" office:value="32" calcext:value-type="float">
            <text:p>32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16992" calcext:value-type="float">
            <text:p>16 992,0000</text:p>
          </table:table-cell>
          <table:table-cell table:formula="of:=[.S49]-[.T49]" office:value-type="float" office:value="-16992" calcext:value-type="float">
            <text:p>-16992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tonneaux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50]+([.M50]/20)+([.N50]/240)" office:value-type="float" office:value="32" calcext:value-type="float">
            <text:p>32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664" calcext:value-type="float">
            <text:p>1 664,0000</text:p>
          </table:table-cell>
          <table:table-cell table:formula="of:=[.S50]-[.T50]" office:value-type="float" office:value="-1664" calcext:value-type="float">
            <text:p>-1664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70" calcext:value-type="float">
            <text:p>77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51]+([.M51]/20)+([.N51]/240)" office:value-type="float" office:value="0.15" calcext:value-type="float">
            <text:p>0,1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15.5" calcext:value-type="float">
            <text:p>115,5000</text:p>
          </table:table-cell>
          <table:table-cell table:formula="of:=[.S51]-[.T51]" office:value-type="float" office:value="-115.5" calcext:value-type="float">
            <text:p>-115,5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6330" calcext:value-type="float">
            <text:p>176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52]+([.M52]/20)+([.N52]/240)" office:value-type="float" office:value="0.35" calcext:value-type="float">
            <text:p>0,3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61715.5" calcext:value-type="float">
            <text:p>61 715,5000</text:p>
          </table:table-cell>
          <table:table-cell table:formula="of:=[.S52]-[.T52]" office:value-type="float" office:value="-61715.5" calcext:value-type="float">
            <text:p>-61715,5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850" calcext:value-type="float">
            <text:p>5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53]+([.M53]/20)+([.N53]/240)" office:value-type="float" office:value="0.45" calcext:value-type="float">
            <text:p>0,45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2632.5" calcext:value-type="float">
            <text:p>2 632,5000</text:p>
          </table:table-cell>
          <table:table-cell table:formula="of:=[.S53]-[.T53]" office:value-type="float" office:value="-2632.5" calcext:value-type="float">
            <text:p>-2632,5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6407" calcext:value-type="float">
            <text:p>86 4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54]+([.M54]/20)+([.N54]/240)" office:value-type="float" office:value="0.25" calcext:value-type="float">
            <text:p>0,25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1601.75" calcext:value-type="float">
            <text:p>21 601,7500</text:p>
          </table:table-cell>
          <table:table-cell table:formula="of:=[.S54]-[.T54]" office:value-type="float" office:value="-21601.75" calcext:value-type="float">
            <text:p>-21601,7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87449" calcext:value-type="float">
            <text:p>387 4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2" table:formula="of:=[.L55]+([.M55]/20)+([.N55]/240)" office:value-type="float" office:value="2.1" calcext:value-type="float">
            <text:p>2,1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813642.9" calcext:value-type="float">
            <text:p>813 642,9000</text:p>
          </table:table-cell>
          <table:table-cell table:formula="of:=[.S55]-[.T55]" office:value-type="float" office:value="-813642.9" calcext:value-type="float">
            <text:p>-813642,9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aul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56]+([.M56]/20)+([.N56]/240)" office:value-type="float" office:value="8" calcext:value-type="float">
            <text:p>8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792" calcext:value-type="float">
            <text:p>792,0000</text:p>
          </table:table-cell>
          <table:table-cell table:formula="of:=[.S56]-[.T56]" office:value-type="float" office:value="-792" calcext:value-type="float">
            <text:p>-792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7]+([.M57]/20)+([.N57]/240)" office:value-type="float" office:value="1.5" calcext:value-type="float">
            <text:p>1,5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1875" calcext:value-type="float">
            <text:p>1 875,0000</text:p>
          </table:table-cell>
          <table:table-cell table:formula="of:=[.S57]-[.T57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e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58]+([.M58]/20)+([.N58]/240)" office:value-type="float" office:value="7.5" calcext:value-type="float">
            <text:p>7,5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750" calcext:value-type="float">
            <text:p>750,0000</text:p>
          </table:table-cell>
          <table:table-cell table:formula="of:=[.S58]-[.T58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9]+([.M59]/20)+([.N59]/240)" office:value-type="float" office:value="1.5" calcext:value-type="float">
            <text:p>1,5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72" calcext:value-type="float">
            <text:p>72,0000</text:p>
          </table:table-cell>
          <table:table-cell table:formula="of:=[.S59]-[.T59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545" calcext:value-type="float">
            <text:p>50 54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60]+([.M60]/20)+([.N60]/240)" office:value-type="float" office:value="0.8" calcext:value-type="float">
            <text:p>0,8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40436" calcext:value-type="float">
            <text:p>40 436,0000</text:p>
          </table:table-cell>
          <table:table-cell table:formula="of:=[.S60]-[.T60]" office:value-type="float" office:value="-40436" calcext:value-type="float">
            <text:p>-40436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10" calcext:value-type="float">
            <text:p>1 71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61]+([.M61]/20)+([.N61]/240)" office:value-type="float" office:value="0.8" calcext:value-type="float">
            <text:p>0,8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368" calcext:value-type="float">
            <text:p>1 368,0000</text:p>
          </table:table-cell>
          <table:table-cell table:formula="of:=[.S61]-[.T61]" office:value-type="float" office:value="-1368" calcext:value-type="float">
            <text:p>-1368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2" table:formula="of:=[.L62]+([.M62]/20)+([.N62]/240)" office:value-type="float" office:value="1.35" calcext:value-type="float">
            <text:p>1,35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67.5" calcext:value-type="float">
            <text:p>67,5000</text:p>
          </table:table-cell>
          <table:table-cell table:formula="of:=[.S62]-[.T62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Le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63]+([.M63]/20)+([.N63]/240)" office:value-type="float" office:value="1.2" calcext:value-type="float">
            <text:p>1,2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60" calcext:value-type="float">
            <text:p>60,0000</text:p>
          </table:table-cell>
          <table:table-cell table:formula="of:=[.S63]-[.T63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48" calcext:value-type="float">
            <text:p>44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64]+([.M64]/20)+([.N64]/240)" office:value-type="float" office:value="1.5" calcext:value-type="float">
            <text:p>1,5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672" calcext:value-type="float">
            <text:p>672,0000</text:p>
          </table:table-cell>
          <table:table-cell table:formula="of:=[.S64]-[.T64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Polda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80" calcext:value-type="float">
            <text:p>1 58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65]+([.M65]/20)+([.N65]/240)" office:value-type="float" office:value="0.8" calcext:value-type="float">
            <text:p>0,8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264" calcext:value-type="float">
            <text:p>1 264,0000</text:p>
          </table:table-cell>
          <table:table-cell table:formula="of:=[.S65]-[.T65]" office:value-type="float" office:value="-1264" calcext:value-type="float">
            <text:p>-126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55" calcext:value-type="float">
            <text:p>1 05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66]+([.M66]/20)+([.N66]/240)" office:value-type="float" office:value="1" calcext:value-type="float">
            <text:p>1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055" calcext:value-type="float">
            <text:p>1 055,0000</text:p>
          </table:table-cell>
          <table:table-cell table:formula="of:=[.S66]-[.T66]" office:value-type="float" office:value="-1055" calcext:value-type="float">
            <text:p>-105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45" calcext:value-type="float">
            <text:p>1 04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67]+([.M67]/20)+([.N67]/240)" office:value-type="float" office:value="1" calcext:value-type="float">
            <text:p>1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045" calcext:value-type="float">
            <text:p>1 045,0000</text:p>
          </table:table-cell>
          <table:table-cell table:formula="of:=[.S67]-[.T67]" office:value-type="float" office:value="-1045" calcext:value-type="float">
            <text:p>-1045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serpill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771" calcext:value-type="float">
            <text:p>4 77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68]+([.M68]/20)+([.N68]/240)" office:value-type="float" office:value="0.4" calcext:value-type="float">
            <text:p>0,4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908.4" calcext:value-type="float">
            <text:p>1 908,4000</text:p>
          </table:table-cell>
          <table:table-cell table:formula="of:=[.S68]-[.T68]" office:value-type="float" office:value="-1908.4" calcext:value-type="float">
            <text:p>-1908,4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fil et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69]+([.M69]/20)+([.N69]/240)" office:value-type="float" office:value="3" calcext:value-type="float">
            <text:p>3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1800" calcext:value-type="float">
            <text:p>1 800,0000</text:p>
          </table:table-cell>
          <table:table-cell table:formula="of:=[.S69]-[.T6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70]+([.M70]/20)+([.N70]/240)" office:value-type="float" office:value="2" calcext:value-type="float">
            <text:p>2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12" calcext:value-type="float">
            <text:p>112,0000</text:p>
          </table:table-cell>
          <table:table-cell table:formula="of:=[.S70]-[.T70]" office:value-type="float" office:value="-112" calcext:value-type="float">
            <text:p>-112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aisselle d'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71]+([.M71]/20)+([.N71]/240)" office:value-type="float" office:value="57" calcext:value-type="float">
            <text:p>57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5016" calcext:value-type="float">
            <text:p>5 016,0000</text:p>
          </table:table-cell>
          <table:table-cell table:formula="of:=[.S71]-[.T71]" office:value-type="float" office:value="-5016" calcext:value-type="float">
            <text:p>-5016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72]+([.M72]/20)+([.N72]/240)" office:value-type="float" office:value="100" calcext:value-type="float">
            <text:p>100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5000" calcext:value-type="float">
            <text:p>15 000,0000</text:p>
          </table:table-cell>
          <table:table-cell table:formula="of:=[.S72]-[.T72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iercons</text:p>
          </table:table-cell>
          <table:table-cell office:value-type="float" office:value="67" calcext:value-type="float">
            <text:p>67,000</text:p>
          </table:table-cell>
          <table:table-cell table:number-columns-repeated="2"/>
          <table:table-cell table:style-name="ce22" table:formula="of:=[.L73]+([.M73]/20)+([.N73]/240)" office:value-type="float" office:value="67" calcext:value-type="float">
            <text:p>67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402" calcext:value-type="float">
            <text:p>402,0000</text:p>
          </table:table-cell>
          <table:table-cell table:formula="of:=[.S73]-[.T73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74]+([.M74]/20)+([.N74]/240)" office:value-type="float" office:value="50" calcext:value-type="float">
            <text:p>5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00" calcext:value-type="float">
            <text:p>200,0000</text:p>
          </table:table-cell>
          <table:table-cell table:formula="of:=[.S74]-[.T74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4890" calcext:value-type="float">
            <text:p>4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75]+([.M75]/20)+([.N75]/240)" office:value-type="float" office:value="0.35" calcext:value-type="float">
            <text:p>0,35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711.5" calcext:value-type="float">
            <text:p>1 711,5000</text:p>
          </table:table-cell>
          <table:table-cell table:formula="of:=[.S75]-[.T75]" office:value-type="float" office:value="-1711.5" calcext:value-type="float">
            <text:p>-1711,5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ie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76]+([.M76]/20)+([.N76]/240)" office:value-type="float" office:value="140" calcext:value-type="float">
            <text:p>14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260" calcext:value-type="float">
            <text:p>1 260,0000</text:p>
          </table:table-cell>
          <table:table-cell table:formula="of:=[.S76]-[.T76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77]+([.M77]/20)+([.N77]/240)" office:value-type="float" office:value="120" calcext:value-type="float">
            <text:p>12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240" calcext:value-type="float">
            <text:p>240,0000</text:p>
          </table:table-cell>
          <table:table-cell table:formula="of:=[.S77]-[.T77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78]+([.M78]/20)+([.N78]/240)" office:value-type="float" office:value="4" calcext:value-type="float">
            <text:p>4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408" calcext:value-type="float">
            <text:p>408,0000</text:p>
          </table:table-cell>
          <table:table-cell table:formula="of:=[.S78]-[.T78]" office:value-type="float" office:value="-408" calcext:value-type="float">
            <text:p>-408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tonneaux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2" table:formula="of:=[.L79]+([.M79]/20)+([.N79]/240)" office:value-type="float" office:value="110" calcext:value-type="float">
            <text:p>110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5610" calcext:value-type="float">
            <text:p>5 610,0000</text:p>
          </table:table-cell>
          <table:table-cell table:formula="of:=[.S79]-[.T79]" office:value-type="float" office:value="-5610" calcext:value-type="float">
            <text:p>-561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oisseaux</text:p>
          </table:table-cell>
          <table:table-cell office:value-type="float" office:value="2" calcext:value-type="float">
            <text:p>2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table:formula="of:=[.L80]+([.M80]/20)+([.N80]/240)" office:value-type="float" office:value="2.4" calcext:value-type="float">
            <text:p>2,4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31.2" calcext:value-type="float">
            <text:p>31,2000</text:p>
          </table:table-cell>
          <table:table-cell table:formula="of:=[.S80]-[.T80]" office:value-type="float" office:value="-31.2" calcext:value-type="float">
            <text:p>-31,2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1]+([.M81]/20)+([.N81]/240)" office:value-type="float" office:value="1.5" calcext:value-type="float">
            <text:p>1,5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15.5" calcext:value-type="float">
            <text:p>115,5000</text:p>
          </table:table-cell>
          <table:table-cell table:formula="of:=[.S81]-[.T81]" office:value-type="float" office:value="-115.5" calcext:value-type="float">
            <text:p>-115,5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Vit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82]+([.M82]/20)+([.N82]/240)" office:value-type="float" office:value="0.8" calcext:value-type="float">
            <text:p>0,8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00" calcext:value-type="float">
            <text:p>200,0000</text:p>
          </table:table-cell>
          <table:table-cell table:formula="of:=[.S82]-[.T8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eces</text:p>
          </table:table-cell>
          <table:table-cell office:value-type="float" office:value="116" calcext:value-type="float">
            <text:p>116,000</text:p>
          </table:table-cell>
          <table:table-cell table:number-columns-repeated="2"/>
          <table:table-cell table:style-name="ce22" table:formula="of:=[.L83]+([.M83]/20)+([.N83]/240)" office:value-type="float" office:value="116" calcext:value-type="float">
            <text:p>116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2088" calcext:value-type="float">
            <text:p>2 088,0000</text:p>
          </table:table-cell>
          <table:table-cell table:formula="of:=[.S83]-[.T83]" office:value-type="float" office:value="-2088" calcext:value-type="float">
            <text:p>-2088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84]+([.M84]/20)+([.N84]/240)" office:value-type="float" office:value="100" calcext:value-type="float">
            <text:p>10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00" calcext:value-type="float">
            <text:p>200,0000</text:p>
          </table:table-cell>
          <table:table-cell table:formula="of:=[.S84]-[.T84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67" calcext:value-type="float">
            <text:p>67,000</text:p>
          </table:table-cell>
          <table:table-cell table:number-columns-repeated="2"/>
          <table:table-cell table:style-name="ce22" table:formula="of:=[.L85]+([.M85]/20)+([.N85]/240)" office:value-type="float" office:value="67" calcext:value-type="float">
            <text:p>67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67" calcext:value-type="float">
            <text:p>67,0000</text:p>
          </table:table-cell>
          <table:table-cell table:formula="of:=[.S85]-[.T85]" office:value-type="float" office:value="-67" calcext:value-type="float">
            <text:p>-67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86]+([.M86]/20)+([.N86]/240)" office:value-type="float" office:value="24" calcext:value-type="float">
            <text:p>24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3120" calcext:value-type="float">
            <text:p>3 120,0000</text:p>
          </table:table-cell>
          <table:table-cell table:formula="of:=[.S86]-[.T86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850" calcext:value-type="float">
            <text:p>4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87]+([.M87]/20)+([.N87]/240)" office:value-type="float" office:value="0.35" calcext:value-type="float">
            <text:p>0,3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697.5" calcext:value-type="float">
            <text:p>1 697,5000</text:p>
          </table:table-cell>
          <table:table-cell table:formula="of:=[.S87]-[.T87]" office:value-type="float" office:value="-1697.5" calcext:value-type="float">
            <text:p>-1697,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350" calcext:value-type="float">
            <text:p>7 350,00</text:p>
          </table:table-cell>
          <table:table-cell office:value-type="string" calcext:value-type="string">
            <text:p>boisseaux</text:p>
          </table:table-cell>
          <table:table-cell office:value-type="float" office:value="4" calcext:value-type="float">
            <text:p>4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table:formula="of:=[.L88]+([.M88]/20)+([.N88]/240)" office:value-type="float" office:value="4.2" calcext:value-type="float">
            <text:p>4,2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30870" calcext:value-type="float">
            <text:p>30 870,0000</text:p>
          </table:table-cell>
          <table:table-cell table:formula="of:=[.S88]-[.T88]" office:value-type="float" office:value="-30870" calcext:value-type="float">
            <text:p>-3087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465" calcext:value-type="float">
            <text:p>4 4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89]+([.M89]/20)+([.N89]/240)" office:value-type="float" office:value="0.5" calcext:value-type="float">
            <text:p>0,5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232.5" calcext:value-type="float">
            <text:p>2 232,5000</text:p>
          </table:table-cell>
          <table:table-cell table:formula="of:=[.S89]-[.T89]" office:value-type="float" office:value="-2232.5" calcext:value-type="float">
            <text:p>-2232,5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peau en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90]+([.M90]/20)+([.N90]/240)" office:value-type="float" office:value="12" calcext:value-type="float">
            <text:p>12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68" calcext:value-type="float">
            <text:p>168,0000</text:p>
          </table:table-cell>
          <table:table-cell table:formula="of:=[.S90]-[.T90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uss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91]+([.M91]/20)+([.N91]/240)" office:value-type="float" office:value="24" calcext:value-type="float">
            <text:p>24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672" calcext:value-type="float">
            <text:p>672,0000</text:p>
          </table:table-cell>
          <table:table-cell table:formula="of:=[.S91]-[.T91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bretonn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24" calcext:value-type="float">
            <text:p>1 424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92]+([.M92]/20)+([.N92]/240)" office:value-type="float" office:value="10" calcext:value-type="float">
            <text:p>1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4240" calcext:value-type="float">
            <text:p>14 240,0000</text:p>
          </table:table-cell>
          <table:table-cell table:formula="of:=[.S92]-[.T92]" office:value-type="float" office:value="-14240" calcext:value-type="float">
            <text:p>-1424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bretonn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1279" calcext:value-type="float">
            <text:p>31 279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93]+([.M93]/20)+([.N93]/240)" office:value-type="float" office:value="5" calcext:value-type="float">
            <text:p>5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56395" calcext:value-type="float">
            <text:p>156 395,0000</text:p>
          </table:table-cell>
          <table:table-cell table:formula="of:=[.S93]-[.T93]" office:value-type="float" office:value="-156395" calcext:value-type="float">
            <text:p>-156395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rs de b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180" calcext:value-type="float">
            <text:p>13 180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94]+([.M94]/20)+([.N94]/240)" office:value-type="float" office:value="18" calcext:value-type="float">
            <text:p>18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37240" calcext:value-type="float">
            <text:p>237 240,0000</text:p>
          </table:table-cell>
          <table:table-cell table:formula="of:=[.S94]-[.T94]" office:value-type="float" office:value="-237240" calcext:value-type="float">
            <text:p>-23724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rs de b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26" calcext:value-type="float">
            <text:p>1 1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95]+([.M95]/20)+([.N95]/240)" office:value-type="float" office:value="0.6" calcext:value-type="float">
            <text:p>0,6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675.6" calcext:value-type="float">
            <text:p>675,6000</text:p>
          </table:table-cell>
          <table:table-cell table:formula="of:=[.S95]-[.T95]" office:value-type="float" office:value="-675.6" calcext:value-type="float">
            <text:p>-675,6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81" calcext:value-type="float">
            <text:p>81,000</text:p>
          </table:table-cell>
          <table:table-cell table:number-columns-repeated="2"/>
          <table:table-cell table:style-name="ce22" table:formula="of:=[.L96]+([.M96]/20)+([.N96]/240)" office:value-type="float" office:value="81" calcext:value-type="float">
            <text:p>81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81" calcext:value-type="float">
            <text:p>81,0000</text:p>
          </table:table-cell>
          <table:table-cell table:formula="of:=[.S96]-[.T96]" office:value-type="float" office:value="-81" calcext:value-type="float">
            <text:p>-81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tamin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12" calcext:value-type="float">
            <text:p>1 012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97]+([.M97]/20)+([.N97]/240)" office:value-type="float" office:value="3" calcext:value-type="float">
            <text:p>3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3036" calcext:value-type="float">
            <text:p>3 036,0000</text:p>
          </table:table-cell>
          <table:table-cell table:formula="of:=[.S97]-[.T97]" office:value-type="float" office:value="-3036" calcext:value-type="float">
            <text:p>-3036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98]+([.M98]/20)+([.N98]/240)" office:value-type="float" office:value="0.9" calcext:value-type="float">
            <text:p>0,9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35" calcext:value-type="float">
            <text:p>135,0000</text:p>
          </table:table-cell>
          <table:table-cell table:formula="of:=[.S98]-[.T98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3707" calcext:value-type="float">
            <text:p>53 7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99]+([.M99]/20)+([.N99]/240)" office:value-type="float" office:value="0.3" calcext:value-type="float">
            <text:p>0,3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6112.1" calcext:value-type="float">
            <text:p>16 112,1000</text:p>
          </table:table-cell>
          <table:table-cell table:formula="of:=[.S99]-[.T99]" office:value-type="float" office:value="-16112.1" calcext:value-type="float">
            <text:p>-16112,1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40" calcext:value-type="float">
            <text:p>1 44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00]+([.M100]/20)+([.N100]/240)" office:value-type="float" office:value="4" calcext:value-type="float">
            <text:p>4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5760" calcext:value-type="float">
            <text:p>5 760,0000</text:p>
          </table:table-cell>
          <table:table-cell table:formula="of:=[.S100]-[.T100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gen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09" calcext:value-type="float">
            <text:p>1 109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table:formula="of:=[.L101]+([.M101]/20)+([.N101]/240)" office:value-type="float" office:value="8.4" calcext:value-type="float">
            <text:p>8,4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9315.6" calcext:value-type="float">
            <text:p>9 315,6000</text:p>
          </table:table-cell>
          <table:table-cell table:formula="of:=[.S101]-[.T101]" office:value-type="float" office:value="-9315.6" calcext:value-type="float">
            <text:p>-9315,6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v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102]+([.M102]/20)+([.N102]/240)" office:value-type="float" office:value="28" calcext:value-type="float">
            <text:p>28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8232" calcext:value-type="float">
            <text:p>8 232,0000</text:p>
          </table:table-cell>
          <table:table-cell table:formula="of:=[.S102]-[.T102]" office:value-type="float" office:value="-8232" calcext:value-type="float">
            <text:p>-8232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table:formula="of:=[.L103]+([.M103]/20)+([.N103]/240)" office:value-type="float" office:value="3.2" calcext:value-type="float">
            <text:p>3,2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576" calcext:value-type="float">
            <text:p>576,0000</text:p>
          </table:table-cell>
          <table:table-cell table:formula="of:=[.S103]-[.T103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832" calcext:value-type="float">
            <text:p>5 83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04]+([.M104]/20)+([.N104]/240)" office:value-type="float" office:value="1.5" calcext:value-type="float">
            <text:p>1,5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8748" calcext:value-type="float">
            <text:p>8 748,0000</text:p>
          </table:table-cell>
          <table:table-cell table:formula="of:=[.S104]-[.T104]" office:value-type="float" office:value="-8748" calcext:value-type="float">
            <text:p>-8748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05]+([.M105]/20)+([.N105]/240)" office:value-type="float" office:value="1.25" calcext:value-type="float">
            <text:p>1,2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750" calcext:value-type="float">
            <text:p>750,0000</text:p>
          </table:table-cell>
          <table:table-cell table:formula="of:=[.S105]-[.T105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5920" calcext:value-type="float">
            <text:p>45 92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06]+([.M106]/20)+([.N106]/240)" office:value-type="float" office:value="0.85" calcext:value-type="float">
            <text:p>0,8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9032" calcext:value-type="float">
            <text:p>39 032,0000</text:p>
          </table:table-cell>
          <table:table-cell table:formula="of:=[.S106]-[.T106]" office:value-type="float" office:value="-39032" calcext:value-type="float">
            <text:p>-39032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60" calcext:value-type="float">
            <text:p>2 5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07]+([.M107]/20)+([.N107]/240)" office:value-type="float" office:value="1.2" calcext:value-type="float">
            <text:p>1,2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3072" calcext:value-type="float">
            <text:p>3 072,0000</text:p>
          </table:table-cell>
          <table:table-cell table:formula="of:=[.S107]-[.T107]" office:value-type="float" office:value="-3072" calcext:value-type="float">
            <text:p>-3072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6936" calcext:value-type="float">
            <text:p>286 93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108]+([.M108]/20)+([.N108]/240)" office:value-type="float" office:value="1.3" calcext:value-type="float">
            <text:p>1,3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373016.8" calcext:value-type="float">
            <text:p>373 016,8000</text:p>
          </table:table-cell>
          <table:table-cell table:formula="of:=[.S108]-[.T108]" office:value-type="float" office:value="-373016.8" calcext:value-type="float">
            <text:p>-373016,8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8646" calcext:value-type="float">
            <text:p>148 64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9]+([.M109]/20)+([.N109]/240)" office:value-type="float" office:value="1" calcext:value-type="float">
            <text:p>1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48646" calcext:value-type="float">
            <text:p>148 646,0000</text:p>
          </table:table-cell>
          <table:table-cell table:formula="of:=[.S109]-[.T109]" office:value-type="float" office:value="-148646" calcext:value-type="float">
            <text:p>-148646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entre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536" calcext:value-type="float">
            <text:p>7 53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10]+([.M110]/20)+([.N110]/240)" office:value-type="float" office:value="1.1" calcext:value-type="float">
            <text:p>1,1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8289.6" calcext:value-type="float">
            <text:p>8 289,6000</text:p>
          </table:table-cell>
          <table:table-cell table:formula="of:=[.S110]-[.T110]" office:value-type="float" office:value="-8289.6" calcext:value-type="float">
            <text:p>-8289,6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9164" calcext:value-type="float">
            <text:p>189 16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11]+([.M111]/20)+([.N111]/240)" office:value-type="float" office:value="1" calcext:value-type="float">
            <text:p>1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89164" calcext:value-type="float">
            <text:p>189 164,0000</text:p>
          </table:table-cell>
          <table:table-cell table:formula="of:=[.S111]-[.T111]" office:value-type="float" office:value="-189164" calcext:value-type="float">
            <text:p>-189164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7962" calcext:value-type="float">
            <text:p>227 962,00</text:p>
          </table:table-cell>
          <table:table-cell office:value-type="string" calcext:value-type="string">
            <text:p>pie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12]+([.M112]/20)+([.N112]/240)" office:value-type="float" office:value="7" calcext:value-type="float">
            <text:p>7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595734" calcext:value-type="float">
            <text:p>1 595 734,0000</text:p>
          </table:table-cell>
          <table:table-cell table:formula="of:=[.S112]-[.T112]" office:value-type="float" office:value="-1595734" calcext:value-type="float">
            <text:p>-159573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37157" calcext:value-type="float">
            <text:p>2 737 15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13]+([.M113]/20)+([.N113]/240)" office:value-type="float" office:value="1.4" calcext:value-type="float">
            <text:p>1,4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832019.8" calcext:value-type="float">
            <text:p>3 832 019,8000</text:p>
          </table:table-cell>
          <table:table-cell table:formula="of:=[.S113]-[.T113]" office:value-type="float" office:value="-3832019.8" calcext:value-type="float">
            <text:p>-3832019,8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18" calcext:value-type="float">
            <text:p>1 01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14]+([.M114]/20)+([.N114]/240)" office:value-type="float" office:value="0.8" calcext:value-type="float">
            <text:p>0,8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814.4" calcext:value-type="float">
            <text:p>814,4000</text:p>
          </table:table-cell>
          <table:table-cell table:formula="of:=[.S114]-[.T114]" office:value-type="float" office:value="-814.4" calcext:value-type="float">
            <text:p>-814,4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Langen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43" calcext:value-type="float">
            <text:p>1 14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15]+([.M115]/20)+([.N115]/240)" office:value-type="float" office:value="0.8" calcext:value-type="float">
            <text:p>0,8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914.4" calcext:value-type="float">
            <text:p>914,4000</text:p>
          </table:table-cell>
          <table:table-cell table:formula="of:=[.S115]-[.T115]" office:value-type="float" office:value="-914.4" calcext:value-type="float">
            <text:p>-914,4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9226" calcext:value-type="float">
            <text:p>49 226,00</text:p>
          </table:table-cell>
          <table:table-cell office:value-type="string" calcext:value-type="string">
            <text:p>pie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16]+([.M116]/20)+([.N116]/240)" office:value-type="float" office:value="10" calcext:value-type="float">
            <text:p>10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492260" calcext:value-type="float">
            <text:p>492 260,0000</text:p>
          </table:table-cell>
          <table:table-cell table:formula="of:=[.S116]-[.T116]" office:value-type="float" office:value="-492260" calcext:value-type="float">
            <text:p>-49226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565" calcext:value-type="float">
            <text:p>19 56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17]+([.M117]/20)+([.N117]/240)" office:value-type="float" office:value="2" calcext:value-type="float">
            <text:p>2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39130" calcext:value-type="float">
            <text:p>39 130,0000</text:p>
          </table:table-cell>
          <table:table-cell table:formula="of:=[.S117]-[.T117]" office:value-type="float" office:value="-39130" calcext:value-type="float">
            <text:p>-3913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830" calcext:value-type="float">
            <text:p>4 83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18]+([.M118]/20)+([.N118]/240)" office:value-type="float" office:value="1.25" calcext:value-type="float">
            <text:p>1,25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6037.5" calcext:value-type="float">
            <text:p>6 037,5000</text:p>
          </table:table-cell>
          <table:table-cell table:formula="of:=[.S118]-[.T118]" office:value-type="float" office:value="-6037.5" calcext:value-type="float">
            <text:p>-6037,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Pontiv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19]+([.M119]/20)+([.N119]/240)" office:value-type="float" office:value="1.25" calcext:value-type="float">
            <text:p>1,25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05" calcext:value-type="float">
            <text:p>105,0000</text:p>
          </table:table-cell>
          <table:table-cell table:formula="of:=[.S119]-[.T119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9572" calcext:value-type="float">
            <text:p>89 57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20]+([.M120]/20)+([.N120]/240)" office:value-type="float" office:value="0.9" calcext:value-type="float">
            <text:p>0,9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80614.8" calcext:value-type="float">
            <text:p>80 614,8000</text:p>
          </table:table-cell>
          <table:table-cell table:formula="of:=[.S120]-[.T120]" office:value-type="float" office:value="-80614.8" calcext:value-type="float">
            <text:p>-80614,8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ro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21]+([.M121]/20)+([.N121]/240)" office:value-type="float" office:value="1" calcext:value-type="float">
            <text:p>1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550" calcext:value-type="float">
            <text:p>550,0000</text:p>
          </table:table-cell>
          <table:table-cell table:formula="of:=[.S121]-[.T121]" office:value-type="float" office:value="-550" calcext:value-type="float">
            <text:p>-55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Vit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45" calcext:value-type="float">
            <text:p>34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22]+([.M122]/20)+([.N122]/240)" office:value-type="float" office:value="0.8" calcext:value-type="float">
            <text:p>0,8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276" calcext:value-type="float">
            <text:p>276,0000</text:p>
          </table:table-cell>
          <table:table-cell table:formula="of:=[.S122]-[.T122]" office:value-type="float" office:value="-276" calcext:value-type="float">
            <text:p>-276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41" calcext:value-type="float">
            <text:p>2 14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23]+([.M123]/20)+([.N123]/240)" office:value-type="float" office:value="1" calcext:value-type="float">
            <text:p>1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2141" calcext:value-type="float">
            <text:p>2 141,0000</text:p>
          </table:table-cell>
          <table:table-cell table:formula="of:=[.S123]-[.T123]" office:value-type="float" office:value="-2141" calcext:value-type="float">
            <text:p>-2141</text:p>
          </table:table-cell>
          <table:table-cell office:value-type="string" calcext:value-type="string">
            <text:p>prix incertain  18 S   <text:span text:style-name="T1">18 S</text:span>    20 S</text:p>
          </table:table-cell>
          <table:table-cell table:number-columns-repeated="100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550" calcext:value-type="float">
            <text:p>550,000</text:p>
          </table:table-cell>
          <table:table-cell table:number-columns-repeated="2"/>
          <table:table-cell table:style-name="ce22" table:formula="of:=[.L124]+([.M124]/20)+([.N124]/240)" office:value-type="float" office:value="550" calcext:value-type="float">
            <text:p>550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200" calcext:value-type="float">
            <text:p>2 200,0000</text:p>
          </table:table-cell>
          <table:table-cell table:formula="of:=[.S124]-[.T124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40" calcext:value-type="float">
            <text:p>84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25]+([.M125]/20)+([.N125]/240)" office:value-type="float" office:value="1.2" calcext:value-type="float">
            <text:p>1,2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1008" calcext:value-type="float">
            <text:p>1 008,0000</text:p>
          </table:table-cell>
          <table:table-cell table:formula="of:=[.S125]-[.T125]" office:value-type="float" office:value="-1008" calcext:value-type="float">
            <text:p>-1008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26" calcext:value-type="float">
            <text:p>2 426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2" table:formula="of:=[.L126]+([.M126]/20)+([.N126]/240)" office:value-type="float" office:value="1.35" calcext:value-type="float">
            <text:p>1,35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3275.1" calcext:value-type="float">
            <text:p>3 275,1000</text:p>
          </table:table-cell>
          <table:table-cell table:formula="of:=[.S126]-[.T126]" office:value-type="float" office:value="-3275.1" calcext:value-type="float">
            <text:p>-3275,1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8" calcext:value-type="float">
            <text:p>14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27]+([.M127]/20)+([.N127]/240)" office:value-type="float" office:value="2" calcext:value-type="float">
            <text:p>2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296" calcext:value-type="float">
            <text:p>296,0000</text:p>
          </table:table-cell>
          <table:table-cell table:formula="of:=[.S127]-[.T127]" office:value-type="float" office:value="-296" calcext:value-type="float">
            <text:p>-296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28]+([.M128]/20)+([.N128]/240)" office:value-type="float" office:value="100" calcext:value-type="float">
            <text:p>10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800" calcext:value-type="float">
            <text:p>1 800,0000</text:p>
          </table:table-cell>
          <table:table-cell table:formula="of:=[.S128]-[.T128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21" calcext:value-type="float">
            <text:p>1 221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29]+([.M129]/20)+([.N129]/240)" office:value-type="float" office:value="0.6" calcext:value-type="float">
            <text:p>0,6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732.6" calcext:value-type="float">
            <text:p>732,6000</text:p>
          </table:table-cell>
          <table:table-cell table:formula="of:=[.S129]-[.T129]" office:value-type="float" office:value="-732.6" calcext:value-type="float">
            <text:p>-732,6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374708" calcext:value-type="float">
            <text:p>374 7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30]+([.M130]/20)+([.N130]/240)" office:value-type="float" office:value="0.6" calcext:value-type="float">
            <text:p>0,6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224824.8" calcext:value-type="float">
            <text:p>224 824,8000</text:p>
          </table:table-cell>
          <table:table-cell table:formula="of:=[.S130]-[.T130]" office:value-type="float" office:value="-224824.8" calcext:value-type="float">
            <text:p>-224824,8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muid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31]+([.M131]/20)+([.N131]/240)" office:value-type="float" office:value="50" calcext:value-type="float">
            <text:p>5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3500" calcext:value-type="float">
            <text:p>3 500,0000</text:p>
          </table:table-cell>
          <table:table-cell table:formula="of:=[.S131]-[.T131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929" calcext:value-type="float">
            <text:p>929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32]+([.M132]/20)+([.N132]/240)" office:value-type="float" office:value="40" calcext:value-type="float">
            <text:p>4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37160" calcext:value-type="float">
            <text:p>37 160,0000</text:p>
          </table:table-cell>
          <table:table-cell table:formula="of:=[.S132]-[.T132]" office:value-type="float" office:value="-37160" calcext:value-type="float">
            <text:p>-3716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78434" calcext:value-type="float">
            <text:p>78 43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table:formula="of:=[.L133]+([.M133]/20)+([.N133]/240)" office:value-type="float" office:value="2.1" calcext:value-type="float">
            <text:p>2,1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64711.4" calcext:value-type="float">
            <text:p>164 711,4000</text:p>
          </table:table-cell>
          <table:table-cell table:formula="of:=[.S133]-[.T133]" office:value-type="float" office:value="-164711.4" calcext:value-type="float">
            <text:p>-164711,4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6" calcext:value-type="float">
            <text:p>1766</text:p>
          </table:table-cell>
          <table:table-cell table:style-name="ce8"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1580" calcext:value-type="float">
            <text:p>1 58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34]+([.M134]/20)+([.N134]/240)" office:value-type="float" office:value="4.5" calcext:value-type="float">
            <text:p>4,5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7110" calcext:value-type="float">
            <text:p>7 110,0000</text:p>
          </table:table-cell>
          <table:table-cell table:formula="of:=[.S134]-[.T134]" office:value-type="float" office:value="-7110" calcext:value-type="float">
            <text:p>-711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35]+([.M135]/20)+([.N135]/240)" office:value-type="float" office:value="0.35" calcext:value-type="float">
            <text:p>0,3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07.8" calcext:value-type="float">
            <text:p>107,8000</text:p>
          </table:table-cell>
          <table:table-cell table:formula="of:=[.S135]-[.T135]" office:value-type="float" office:value="-107.8" calcext:value-type="float">
            <text:p>-107,8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uchon de 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36]+([.M136]/20)+([.N136]/240)" office:value-type="float" office:value="0.4" calcext:value-type="float">
            <text:p>0,4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40" calcext:value-type="float">
            <text:p>40,0000</text:p>
          </table:table-cell>
          <table:table-cell table:formula="of:=[.S136]-[.T13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94708" calcext:value-type="float">
            <text:p>494 7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37]+([.M137]/20)+([.N137]/240)" office:value-type="float" office:value="0.6" calcext:value-type="float">
            <text:p>0,6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296824.8" calcext:value-type="float">
            <text:p>296 824,8000</text:p>
          </table:table-cell>
          <table:table-cell table:formula="of:=[.S137]-[.T137]" office:value-type="float" office:value="-296824.8" calcext:value-type="float">
            <text:p>-296824,8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tton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 office:value-type="float" office:value="1.4" calcext:value-type="float">
            <text:p>1,400</text:p>
          </table:table-cell>
          <table:table-cell table:number-columns-repeated="2"/>
          <table:table-cell table:style-name="ce22" table:formula="of:=[.L138]+([.M138]/20)+([.N138]/240)" office:value-type="float" office:value="1.4" calcext:value-type="float">
            <text:p>1,4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96" calcext:value-type="float">
            <text:p>196,0000</text:p>
          </table:table-cell>
          <table:table-cell table:formula="of:=[.S138]-[.T138]" office:value-type="float" office:value="-196" calcext:value-type="float">
            <text:p>-196</text:p>
          </table:table-cell>
          <table:table-cell office:value-type="string" calcext:value-type="string">
            <text:p>14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om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40" calcext:value-type="float">
            <text:p>3 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39]+([.M139]/20)+([.N139]/240)" office:value-type="float" office:value="1" calcext:value-type="float">
            <text:p>1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3140" calcext:value-type="float">
            <text:p>3 140,0000</text:p>
          </table:table-cell>
          <table:table-cell table:formula="of:=[.S139]-[.T139]" office:value-type="float" office:value="-3140" calcext:value-type="float">
            <text:p>-314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huitres Marin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5" calcext:value-type="float">
            <text:p>1 205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40]+([.M140]/20)+([.N140]/240)" office:value-type="float" office:value="15" calcext:value-type="float">
            <text:p>15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8075" calcext:value-type="float">
            <text:p>18 075,0000</text:p>
          </table:table-cell>
          <table:table-cell table:formula="of:=[.S140]-[.T140]" office:value-type="float" office:value="-18075" calcext:value-type="float">
            <text:p>-1807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table:style-name="ce9"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1]+([.M141]/20)+([.N141]/240)" office:value-type="float" office:value="4.5" calcext:value-type="float">
            <text:p>4,5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702" calcext:value-type="float">
            <text:p>702,0000</text:p>
          </table:table-cell>
          <table:table-cell table:formula="of:=[.S141]-[.T141]" office:value-type="float" office:value="-702" calcext:value-type="float">
            <text:p>-702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42]+([.M142]/20)+([.N142]/240)" office:value-type="float" office:value="0" calcext:value-type="float">
            <text:p>0,00000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formula="of:=[.P142]+0.05*[.Q142]+[.R142]/240" office:value-type="float" office:value="1450" calcext:value-type="float">
            <text:p>1450</text:p>
          </table:table-cell>
          <table:table-cell table:formula="of:=[.J142]*[.O142]" office:value-type="float" office:value="0" calcext:value-type="float">
            <text:p>0,0000</text:p>
          </table:table-cell>
          <table:table-cell table:formula="of:=[.S142]-[.T142]" office:value-type="float" office:value="1450" calcext:value-type="float">
            <text:p>1450</text:p>
          </table:table-cell>
          <table:table-cell office:value-type="string" calcext:value-type="string">
            <text:p>valeur de 1450 L</text:p>
          </table:table-cell>
          <table:table-cell table:number-columns-repeated="100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22970" calcext:value-type="float">
            <text:p>2 422 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43]+([.M143]/20)+([.N143]/240)" office:value-type="float" office:value="0.15" calcext:value-type="float">
            <text:p>0,15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363445.5" calcext:value-type="float">
            <text:p>363 445,5000</text:p>
          </table:table-cell>
          <table:table-cell table:formula="of:=[.S143]-[.T143]" office:value-type="float" office:value="-363445.5" calcext:value-type="float">
            <text:p>-363445,5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e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144]+([.M144]/20)+([.N144]/240)" office:value-type="float" office:value="13" calcext:value-type="float">
            <text:p>13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3900" calcext:value-type="float">
            <text:p>3 900,0000</text:p>
          </table:table-cell>
          <table:table-cell table:formula="of:=[.S144]-[.T144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pie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45]+([.M145]/20)+([.N145]/240)" office:value-type="float" office:value="6" calcext:value-type="float">
            <text:p>6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738" calcext:value-type="float">
            <text:p>738,0000</text:p>
          </table:table-cell>
          <table:table-cell table:formula="of:=[.S145]-[.T145]" office:value-type="float" office:value="-738" calcext:value-type="float">
            <text:p>-738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520" calcext:value-type="float">
            <text:p>7 52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46]+([.M146]/20)+([.N146]/240)" office:value-type="float" office:value="4" calcext:value-type="float">
            <text:p>4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30080" calcext:value-type="float">
            <text:p>30 080,0000</text:p>
          </table:table-cell>
          <table:table-cell table:formula="of:=[.S146]-[.T146]" office:value-type="float" office:value="-30080" calcext:value-type="float">
            <text:p>-3008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916" calcext:value-type="float">
            <text:p>11 91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7]+([.M147]/20)+([.N147]/240)" office:value-type="float" office:value="4.5" calcext:value-type="float">
            <text:p>4,5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53622" calcext:value-type="float">
            <text:p>53 622,0000</text:p>
          </table:table-cell>
          <table:table-cell table:formula="of:=[.S147]-[.T147]" office:value-type="float" office:value="-53622" calcext:value-type="float">
            <text:p>-53622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40" calcext:value-type="float">
            <text:p>1 340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48]+([.M148]/20)+([.N148]/240)" office:value-type="float" office:value="0.8" calcext:value-type="float">
            <text:p>0,8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072" calcext:value-type="float">
            <text:p>1 072,0000</text:p>
          </table:table-cell>
          <table:table-cell table:formula="of:=[.S148]-[.T148]" office:value-type="float" office:value="-1072" calcext:value-type="float">
            <text:p>-1072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84" calcext:value-type="float">
            <text:p>12 88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49]+([.M149]/20)+([.N149]/240)" office:value-type="float" office:value="0.75" calcext:value-type="float">
            <text:p>0,75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9663" calcext:value-type="float">
            <text:p>9 663,0000</text:p>
          </table:table-cell>
          <table:table-cell table:formula="of:=[.S149]-[.T149]" office:value-type="float" office:value="-9663" calcext:value-type="float">
            <text:p>-9663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102" calcext:value-type="float">
            <text:p>5 102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0]+([.M150]/20)+([.N150]/240)" office:value-type="float" office:value="3.5" calcext:value-type="float">
            <text:p>3,5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7857" calcext:value-type="float">
            <text:p>17 857,0000</text:p>
          </table:table-cell>
          <table:table-cell table:formula="of:=[.S150]-[.T150]" office:value-type="float" office:value="-17857" calcext:value-type="float">
            <text:p>-17857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l'E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740" calcext:value-type="float">
            <text:p>2 74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51]+([.M151]/20)+([.N151]/240)" office:value-type="float" office:value="4" calcext:value-type="float">
            <text:p>4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0960" calcext:value-type="float">
            <text:p>10 960,0000</text:p>
          </table:table-cell>
          <table:table-cell table:formula="of:=[.S151]-[.T151]" office:value-type="float" office:value="-10960" calcext:value-type="float">
            <text:p>-1096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pie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52]+([.M152]/20)+([.N152]/240)" office:value-type="float" office:value="120" calcext:value-type="float">
            <text:p>12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3360" calcext:value-type="float">
            <text:p>3 360,0000</text:p>
          </table:table-cell>
          <table:table-cell table:formula="of:=[.S152]-[.T152]" office:value-type="float" office:value="-3360" calcext:value-type="float">
            <text:p>-336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24" calcext:value-type="float">
            <text:p>0,24</text:p>
          </table:table-cell>
          <table:table-cell/>
          <table:table-cell table:style-name="ce22" table:formula="of:=[.L153]+([.M153]/20)+([.N153]/240)" office:value-type="float" office:value="0.012" calcext:value-type="float">
            <text:p>0,012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4.8" calcext:value-type="float">
            <text:p>4,8000</text:p>
          </table:table-cell>
          <table:table-cell table:formula="of:=[.S153]-[.T153]" office:value-type="float" office:value="-4.8" calcext:value-type="float">
            <text:p>-4,8</text:p>
          </table:table-cell>
          <table:table-cell office:value-type="string" calcext:value-type="string">
            <text:p>24 S le cent</text:p>
          </table:table-cell>
          <table:table-cell table:number-columns-repeated="100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54]+([.M154]/20)+([.N154]/240)" office:value-type="float" office:value="5" calcext:value-type="float">
            <text:p>5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4500" calcext:value-type="float">
            <text:p>4 500,0000</text:p>
          </table:table-cell>
          <table:table-cell table:formula="of:=[.S154]-[.T154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ffr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155]+([.M155]/20)+([.N155]/240)" office:value-type="float" office:value="16" calcext:value-type="float">
            <text:p>16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64" calcext:value-type="float">
            <text:p>64,0000</text:p>
          </table:table-cell>
          <table:table-cell table:formula="of:=[.S155]-[.T155]" office:value-type="float" office:value="-64" calcext:value-type="float">
            <text:p>-64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1" calcext:value-type="float">
            <text:p>191,00</text:p>
          </table:table-cell>
          <table:table-cell office:value-type="string" calcext:value-type="string">
            <text:p>pie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56]+([.M156]/20)+([.N156]/240)" office:value-type="float" office:value="50" calcext:value-type="float">
            <text:p>5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9550" calcext:value-type="float">
            <text:p>9 550,0000</text:p>
          </table:table-cell>
          <table:table-cell table:formula="of:=[.S156]-[.T156]" office:value-type="float" office:value="-9550" calcext:value-type="float">
            <text:p>-955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oy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956" calcext:value-type="float">
            <text:p>4 956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57]+([.M157]/20)+([.N157]/240)" office:value-type="float" office:value="40" calcext:value-type="float">
            <text:p>40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98240" calcext:value-type="float">
            <text:p>198 240,0000</text:p>
          </table:table-cell>
          <table:table-cell table:formula="of:=[.S157]-[.T157]" office:value-type="float" office:value="-198240" calcext:value-type="float">
            <text:p>-19824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628" calcext:value-type="float">
            <text:p>60 6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58]+([.M158]/20)+([.N158]/240)" office:value-type="float" office:value="0.2" calcext:value-type="float">
            <text:p>0,2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2125.6" calcext:value-type="float">
            <text:p>12 125,6000</text:p>
          </table:table-cell>
          <table:table-cell table:formula="of:=[.S158]-[.T158]" office:value-type="float" office:value="-12125.6" calcext:value-type="float">
            <text:p>-12125,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3862" calcext:value-type="float">
            <text:p>313 8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59]+([.M159]/20)+([.N159]/240)" office:value-type="float" office:value="0.35" calcext:value-type="float">
            <text:p>0,35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09851.7" calcext:value-type="float">
            <text:p>109 851,7000</text:p>
          </table:table-cell>
          <table:table-cell table:formula="of:=[.S159]-[.T159]" office:value-type="float" office:value="-109851.7" calcext:value-type="float">
            <text:p>-109851,7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3523" calcext:value-type="float">
            <text:p>33 5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2" table:formula="of:=[.L160]+([.M160]/20)+([.N160]/240)" office:value-type="float" office:value="2.1" calcext:value-type="float">
            <text:p>2,1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70398.3" calcext:value-type="float">
            <text:p>70 398,3000</text:p>
          </table:table-cell>
          <table:table-cell table:formula="of:=[.S160]-[.T160]" office:value-type="float" office:value="-70398.3" calcext:value-type="float">
            <text:p>-70398,3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00" calcext:value-type="float">
            <text:p>3 500,00</text:p>
          </table:table-cell>
          <table:table-cell office:value-type="string" calcext:value-type="string">
            <text:p>pie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61]+([.M161]/20)+([.N161]/240)" office:value-type="float" office:value="7.5" calcext:value-type="float">
            <text:p>7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26250" calcext:value-type="float">
            <text:p>26 250,0000</text:p>
          </table:table-cell>
          <table:table-cell table:formula="of:=[.S161]-[.T161]" office:value-type="float" office:value="-26250" calcext:value-type="float">
            <text:p>-2625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162]+([.M162]/20)+([.N162]/240)" office:value-type="float" office:value="1.3" calcext:value-type="float">
            <text:p>1,3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560" calcext:value-type="float">
            <text:p>1 560,0000</text:p>
          </table:table-cell>
          <table:table-cell table:formula="of:=[.S162]-[.T162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124000" calcext:value-type="float">
            <text:p>124 0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2" table:formula="of:=[.L163]+([.M163]/20)+([.N163]/240)" office:value-type="float" office:value="0.0541666666666667" calcext:value-type="float">
            <text:p>0,05417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716.66666666667" calcext:value-type="float">
            <text:p>6 716,6667</text:p>
          </table:table-cell>
          <table:table-cell table:formula="of:=[.S163]-[.T163]" office:value-type="float" office:value="-6716.66666666667" calcext:value-type="float">
            <text:p>-6716,67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5320" calcext:value-type="float">
            <text:p>135 3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64]+([.M164]/20)+([.N164]/240)" office:value-type="float" office:value="0.6" calcext:value-type="float">
            <text:p>0,6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81192" calcext:value-type="float">
            <text:p>81 192,0000</text:p>
          </table:table-cell>
          <table:table-cell table:formula="of:=[.S164]-[.T164]" office:value-type="float" office:value="-81192" calcext:value-type="float">
            <text:p>-81192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rs de gén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647" calcext:value-type="float">
            <text:p>1 6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65]+([.M165]/20)+([.N165]/240)" office:value-type="float" office:value="1.2" calcext:value-type="float">
            <text:p>1,2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1976.4" calcext:value-type="float">
            <text:p>1 976,4000</text:p>
          </table:table-cell>
          <table:table-cell table:formula="of:=[.S165]-[.T165]" office:value-type="float" office:value="-1976.4" calcext:value-type="float">
            <text:p>-1976,4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e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166]+([.M166]/20)+([.N166]/240)" office:value-type="float" office:value="28" calcext:value-type="float">
            <text:p>28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4480" calcext:value-type="float">
            <text:p>4 480,0000</text:p>
          </table:table-cell>
          <table:table-cell table:formula="of:=[.S166]-[.T166]" office:value-type="float" office:value="-4480" calcext:value-type="float">
            <text:p>-448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71" calcext:value-type="float">
            <text:p>1 171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167]+([.M167]/20)+([.N167]/240)" office:value-type="float" office:value="28" calcext:value-type="float">
            <text:p>28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32788" calcext:value-type="float">
            <text:p>32 788,0000</text:p>
          </table:table-cell>
          <table:table-cell table:formula="of:=[.S167]-[.T167]" office:value-type="float" office:value="-32788" calcext:value-type="float">
            <text:p>-32788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25" calcext:value-type="float">
            <text:p>2 0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68]+([.M168]/20)+([.N168]/240)" office:value-type="float" office:value="1.4" calcext:value-type="float">
            <text:p>1,4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835" calcext:value-type="float">
            <text:p>2 835,0000</text:p>
          </table:table-cell>
          <table:table-cell table:formula="of:=[.S168]-[.T168]" office:value-type="float" office:value="-2835" calcext:value-type="float">
            <text:p>-283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69]+([.M169]/20)+([.N169]/240)" office:value-type="float" office:value="100" calcext:value-type="float">
            <text:p>10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400" calcext:value-type="float">
            <text:p>1 400,0000</text:p>
          </table:table-cell>
          <table:table-cell table:formula="of:=[.S169]-[.T169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paque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70]+([.M170]/20)+([.N170]/240)" office:value-type="float" office:value="6" calcext:value-type="float">
            <text:p>6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510" calcext:value-type="float">
            <text:p>510,0000</text:p>
          </table:table-cell>
          <table:table-cell table:formula="of:=[.S170]-[.T170]" office:value-type="float" office:value="-510" calcext:value-type="float">
            <text:p>-51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muid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71]+([.M171]/20)+([.N171]/240)" office:value-type="float" office:value="50" calcext:value-type="float">
            <text:p>5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0250" calcext:value-type="float">
            <text:p>10 250,0000</text:p>
          </table:table-cell>
          <table:table-cell table:formula="of:=[.S171]-[.T171]" office:value-type="float" office:value="-10250" calcext:value-type="float">
            <text:p>-1025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62838" calcext:value-type="float">
            <text:p>362 8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72]+([.M172]/20)+([.N172]/240)" office:value-type="float" office:value="0.2" calcext:value-type="float">
            <text:p>0,2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72567.6" calcext:value-type="float">
            <text:p>72 567,6000</text:p>
          </table:table-cell>
          <table:table-cell table:formula="of:=[.S172]-[.T172]" office:value-type="float" office:value="-72567.6" calcext:value-type="float">
            <text:p>-72567,6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07169" calcext:value-type="float">
            <text:p>2 007 1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73]+([.M173]/20)+([.N173]/240)" office:value-type="float" office:value="0.35" calcext:value-type="float">
            <text:p>0,3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702509.15" calcext:value-type="float">
            <text:p>702 509,1500</text:p>
          </table:table-cell>
          <table:table-cell table:formula="of:=[.S173]-[.T173]" office:value-type="float" office:value="-702509.15" calcext:value-type="float">
            <text:p>-702509,1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9" calcext:value-type="float">
            <text:p>1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2" table:formula="of:=[.L174]+([.M174]/20)+([.N174]/240)" office:value-type="float" office:value="2.1" calcext:value-type="float">
            <text:p>2,1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333.9" calcext:value-type="float">
            <text:p>333,9000</text:p>
          </table:table-cell>
          <table:table-cell table:formula="of:=[.S174]-[.T174]" office:value-type="float" office:value="-333.9" calcext:value-type="float">
            <text:p>-333,9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848" calcext:value-type="float">
            <text:p>12 8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75]+([.M175]/20)+([.N175]/240)" office:value-type="float" office:value="0.35" calcext:value-type="float">
            <text:p>0,35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4496.8" calcext:value-type="float">
            <text:p>4 496,8000</text:p>
          </table:table-cell>
          <table:table-cell table:formula="of:=[.S175]-[.T175]" office:value-type="float" office:value="-4496.8" calcext:value-type="float">
            <text:p>-4496,8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led frome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65600" calcext:value-type="float">
            <text:p>16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176]+([.M176]/20)+([.N176]/240)" office:value-type="float" office:value="0.075" calcext:value-type="float">
            <text:p>0,075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2420" calcext:value-type="float">
            <text:p>12 420,0000</text:p>
          </table:table-cell>
          <table:table-cell table:formula="of:=[.S176]-[.T176]" office:value-type="float" office:value="-12420" calcext:value-type="float">
            <text:p>-1242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73600" calcext:value-type="float">
            <text:p>173 6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2" table:formula="of:=[.L177]+([.M177]/20)+([.N177]/240)" office:value-type="float" office:value="0.0541666666666667" calcext:value-type="float">
            <text:p>0,05417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9403.33333333333" calcext:value-type="float">
            <text:p>9 403,3333</text:p>
          </table:table-cell>
          <table:table-cell table:formula="of:=[.S177]-[.T177]" office:value-type="float" office:value="-9403.33333333333" calcext:value-type="float">
            <text:p>-9403,33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78]+([.M178]/20)+([.N178]/240)" office:value-type="float" office:value="0.5" calcext:value-type="float">
            <text:p>0,5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54" calcext:value-type="float">
            <text:p>154,0000</text:p>
          </table:table-cell>
          <table:table-cell table:formula="of:=[.S178]-[.T178]" office:value-type="float" office:value="-154" calcext:value-type="float">
            <text:p>-154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79]+([.M179]/20)+([.N179]/240)" office:value-type="float" office:value="4" calcext:value-type="float">
            <text:p>4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16" calcext:value-type="float">
            <text:p>116,0000</text:p>
          </table:table-cell>
          <table:table-cell table:formula="of:=[.S179]-[.T179]" office:value-type="float" office:value="-116" calcext:value-type="float">
            <text:p>-116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528" calcext:value-type="float">
            <text:p>6 52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0]+([.M180]/20)+([.N180]/240)" office:value-type="float" office:value="4.5" calcext:value-type="float">
            <text:p>4,5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9376" calcext:value-type="float">
            <text:p>29 376,0000</text:p>
          </table:table-cell>
          <table:table-cell table:formula="of:=[.S180]-[.T180]" office:value-type="float" office:value="-29376" calcext:value-type="float">
            <text:p>-29376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9" calcext:value-type="float">
            <text:p>1 209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81]+([.M181]/20)+([.N181]/240)" office:value-type="float" office:value="4" calcext:value-type="float">
            <text:p>4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4836" calcext:value-type="float">
            <text:p>4 836,0000</text:p>
          </table:table-cell>
          <table:table-cell table:formula="of:=[.S181]-[.T181]" office:value-type="float" office:value="-4836" calcext:value-type="float">
            <text:p>-4836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à bu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468" calcext:value-type="float">
            <text:p>60 46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82]+([.M182]/20)+([.N182]/240)" office:value-type="float" office:value="0.8" calcext:value-type="float">
            <text:p>0,8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48374.4" calcext:value-type="float">
            <text:p>48 374,4000</text:p>
          </table:table-cell>
          <table:table-cell table:formula="of:=[.S182]-[.T182]" office:value-type="float" office:value="-48374.4" calcext:value-type="float">
            <text:p>-48374,4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118" calcext:value-type="float">
            <text:p>8 11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83]+([.M183]/20)+([.N183]/240)" office:value-type="float" office:value="0.75" calcext:value-type="float">
            <text:p>0,75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6088.5" calcext:value-type="float">
            <text:p>6 088,5000</text:p>
          </table:table-cell>
          <table:table-cell table:formula="of:=[.S183]-[.T183]" office:value-type="float" office:value="-6088.5" calcext:value-type="float">
            <text:p>-6088,5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x de genisses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185" calcext:value-type="float">
            <text:p>4 185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 table:formula="of:=[.L184]+([.M184]/20)+([.N184]/240)" office:value-type="float" office:value="8.4" calcext:value-type="float">
            <text:p>8,4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5154" calcext:value-type="float">
            <text:p>35 154,0000</text:p>
          </table:table-cell>
          <table:table-cell table:formula="of:=[.S184]-[.T184]" office:value-type="float" office:value="-35154" calcext:value-type="float">
            <text:p>-35154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 de mou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" table:formula="of:=[.L185]+([.M185]/20)+([.N185]/240)" office:value-type="float" office:value="6.6" calcext:value-type="float">
            <text:p>6,6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79.2" calcext:value-type="float">
            <text:p>79,2000</text:p>
          </table:table-cell>
          <table:table-cell table:formula="of:=[.S185]-[.T185]" office:value-type="float" office:value="-79.2" calcext:value-type="float">
            <text:p>-79,2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au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51.5" calcext:value-type="float">
            <text:p>4 051,5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186]+([.M186]/20)+([.N186]/240)" office:value-type="float" office:value="28" calcext:value-type="float">
            <text:p>28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13442" calcext:value-type="float">
            <text:p>113 442,0000</text:p>
          </table:table-cell>
          <table:table-cell table:formula="of:=[.S186]-[.T186]" office:value-type="float" office:value="-113442" calcext:value-type="float">
            <text:p>-113442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ra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380" calcext:value-type="float">
            <text:p>1 38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2" table:formula="of:=[.L187]+([.M187]/20)+([.N187]/240)" office:value-type="float" office:value="0.0333333333333333" calcext:value-type="float">
            <text:p>0,03333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46" calcext:value-type="float">
            <text:p>46,0000</text:p>
          </table:table-cell>
          <table:table-cell table:formula="of:=[.S187]-[.T187]" office:value-type="float" office:value="-46" calcext:value-type="float">
            <text:p>-46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88]+([.M188]/20)+([.N188]/240)" office:value-type="float" office:value="0.85" calcext:value-type="float">
            <text:p>0,85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75.65" calcext:value-type="float">
            <text:p>75,6500</text:p>
          </table:table-cell>
          <table:table-cell table:formula="of:=[.S188]-[.T188]" office:value-type="float" office:value="-75.65" calcext:value-type="float">
            <text:p>-75,65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880" calcext:value-type="float">
            <text:p>5 88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189]+([.M189]/20)+([.N189]/240)" office:value-type="float" office:value="1.3" calcext:value-type="float">
            <text:p>1,3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7644" calcext:value-type="float">
            <text:p>7 644,0000</text:p>
          </table:table-cell>
          <table:table-cell table:formula="of:=[.S189]-[.T189]" office:value-type="float" office:value="-7644" calcext:value-type="float">
            <text:p>-7644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Di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08" calcext:value-type="float">
            <text:p>90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190]+([.M190]/20)+([.N190]/240)" office:value-type="float" office:value="0.95" calcext:value-type="float">
            <text:p>0,95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862.6" calcext:value-type="float">
            <text:p>862,6000</text:p>
          </table:table-cell>
          <table:table-cell table:formula="of:=[.S190]-[.T190]" office:value-type="float" office:value="-862.6" calcext:value-type="float">
            <text:p>-862,6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'embal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2" table:formula="of:=[.L191]+([.M191]/20)+([.N191]/240)" office:value-type="float" office:value="0.65" calcext:value-type="float">
            <text:p>0,65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92.5" calcext:value-type="float">
            <text:p>292,5000</text:p>
          </table:table-cell>
          <table:table-cell table:formula="of:=[.S191]-[.T191]" office:value-type="float" office:value="-292.5" calcext:value-type="float">
            <text:p>-292,5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7807" calcext:value-type="float">
            <text:p>27 80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92]+([.M192]/20)+([.N192]/240)" office:value-type="float" office:value="1" calcext:value-type="float">
            <text:p>1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27807" calcext:value-type="float">
            <text:p>27 807,0000</text:p>
          </table:table-cell>
          <table:table-cell table:formula="of:=[.S192]-[.T192]" office:value-type="float" office:value="-27807" calcext:value-type="float">
            <text:p>-27807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9108" calcext:value-type="float">
            <text:p>59 10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93]+([.M193]/20)+([.N193]/240)" office:value-type="float" office:value="1.4" calcext:value-type="float">
            <text:p>1,4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82751.2" calcext:value-type="float">
            <text:p>82 751,2000</text:p>
          </table:table-cell>
          <table:table-cell table:formula="of:=[.S193]-[.T193]" office:value-type="float" office:value="-82751.2" calcext:value-type="float">
            <text:p>-82751,2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520" calcext:value-type="float">
            <text:p>3 52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94]+([.M194]/20)+([.N194]/240)" office:value-type="float" office:value="0.8" calcext:value-type="float">
            <text:p>0,8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2816" calcext:value-type="float">
            <text:p>2 816,0000</text:p>
          </table:table-cell>
          <table:table-cell table:formula="of:=[.S194]-[.T194]" office:value-type="float" office:value="-2816" calcext:value-type="float">
            <text:p>-2816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100" calcext:value-type="float">
            <text:p>10 1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95]+([.M195]/20)+([.N195]/240)" office:value-type="float" office:value="2" calcext:value-type="float">
            <text:p>2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20200" calcext:value-type="float">
            <text:p>20 200,0000</text:p>
          </table:table-cell>
          <table:table-cell table:formula="of:=[.S195]-[.T195]" office:value-type="float" office:value="-20200" calcext:value-type="float">
            <text:p>-2020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2" table:formula="of:=[.L196]+([.M196]/20)+([.N196]/240)" office:value-type="float" office:value="1.35" calcext:value-type="float">
            <text:p>1,35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45.8" calcext:value-type="float">
            <text:p>145,8000</text:p>
          </table:table-cell>
          <table:table-cell table:formula="of:=[.S196]-[.T196]" office:value-type="float" office:value="-145.8" calcext:value-type="float">
            <text:p>-145,8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Le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97]+([.M197]/20)+([.N197]/240)" office:value-type="float" office:value="1.2" calcext:value-type="float">
            <text:p>1,2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320" calcext:value-type="float">
            <text:p>1 320,0000</text:p>
          </table:table-cell>
          <table:table-cell table:formula="of:=[.S197]-[.T197]" office:value-type="float" office:value="-1320" calcext:value-type="float">
            <text:p>-132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35" calcext:value-type="float">
            <text:p>43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98]+([.M198]/20)+([.N198]/240)" office:value-type="float" office:value="1.5" calcext:value-type="float">
            <text:p>1,5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652.5" calcext:value-type="float">
            <text:p>652,5000</text:p>
          </table:table-cell>
          <table:table-cell table:formula="of:=[.S198]-[.T198]" office:value-type="float" office:value="-652.5" calcext:value-type="float">
            <text:p>-652,5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Poldavi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20" calcext:value-type="float">
            <text:p>2 22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99]+([.M199]/20)+([.N199]/240)" office:value-type="float" office:value="0.8" calcext:value-type="float">
            <text:p>0,8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776" calcext:value-type="float">
            <text:p>1 776,0000</text:p>
          </table:table-cell>
          <table:table-cell table:formula="of:=[.S199]-[.T199]" office:value-type="float" office:value="-1776" calcext:value-type="float">
            <text:p>-1776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943" calcext:value-type="float">
            <text:p>94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00]+([.M200]/20)+([.N200]/240)" office:value-type="float" office:value="4.5" calcext:value-type="float">
            <text:p>4,5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4243.5" calcext:value-type="float">
            <text:p>4 243,5000</text:p>
          </table:table-cell>
          <table:table-cell table:formula="of:=[.S200]-[.T200]" office:value-type="float" office:value="-4243.5" calcext:value-type="float">
            <text:p>-4243,5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740" calcext:value-type="float">
            <text:p>740,00</text:p>
          </table:table-cell>
          <table:table-cell office:value-type="string" calcext:value-type="string">
            <text:p>pie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01]+([.M201]/20)+([.N201]/240)" office:value-type="float" office:value="12" calcext:value-type="float">
            <text:p>12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8880" calcext:value-type="float">
            <text:p>8 880,0000</text:p>
          </table:table-cell>
          <table:table-cell table:formula="of:=[.S201]-[.T201]" office:value-type="float" office:value="-8880" calcext:value-type="float">
            <text:p>-888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726" calcext:value-type="float">
            <text:p>72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02]+([.M202]/20)+([.N202]/240)" office:value-type="float" office:value="3" calcext:value-type="float">
            <text:p>3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2178" calcext:value-type="float">
            <text:p>2 178,0000</text:p>
          </table:table-cell>
          <table:table-cell table:formula="of:=[.S202]-[.T202]" office:value-type="float" office:value="-2178" calcext:value-type="float">
            <text:p>-2178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4007" calcext:value-type="float">
            <text:p>4 00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03]+([.M203]/20)+([.N203]/240)" office:value-type="float" office:value="6.5" calcext:value-type="float">
            <text:p>6,5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26045.5" calcext:value-type="float">
            <text:p>26 045,5000</text:p>
          </table:table-cell>
          <table:table-cell table:formula="of:=[.S203]-[.T203]" office:value-type="float" office:value="-26045.5" calcext:value-type="float">
            <text:p>-26045,5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20" calcext:value-type="float">
            <text:p>820,00</text:p>
          </table:table-cell>
          <table:table-cell office:value-type="string" calcext:value-type="string">
            <text:p>pie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04]+([.M204]/20)+([.N204]/240)" office:value-type="float" office:value="30" calcext:value-type="float">
            <text:p>30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24600" calcext:value-type="float">
            <text:p>24 600,0000</text:p>
          </table:table-cell>
          <table:table-cell table:formula="of:=[.S204]-[.T204]" office:value-type="float" office:value="-24600" calcext:value-type="float">
            <text:p>-2460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yettes ble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pie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05]+([.M205]/20)+([.N205]/240)" office:value-type="float" office:value="18" calcext:value-type="float">
            <text:p>18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746" calcext:value-type="float">
            <text:p>1 746,0000</text:p>
          </table:table-cell>
          <table:table-cell table:formula="of:=[.S205]-[.T205]" office:value-type="float" office:value="-1746" calcext:value-type="float">
            <text:p>-1746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barils</text:p>
          </table:table-cell>
          <table:table-cell office:value-type="float" office:value="38" calcext:value-type="float">
            <text:p>38,000</text:p>
          </table:table-cell>
          <table:table-cell table:number-columns-repeated="2"/>
          <table:table-cell table:style-name="ce22" table:formula="of:=[.L206]+([.M206]/20)+([.N206]/240)" office:value-type="float" office:value="38" calcext:value-type="float">
            <text:p>38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940" calcext:value-type="float">
            <text:p>4 940,0000</text:p>
          </table:table-cell>
          <table:table-cell table:formula="of:=[.S206]-[.T206]" office:value-type="float" office:value="-4940" calcext:value-type="float">
            <text:p>-494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736" calcext:value-type="float">
            <text:p>1 736,00</text:p>
          </table:table-cell>
          <table:table-cell office:value-type="string" calcext:value-type="string">
            <text:p>pie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07]+([.M207]/20)+([.N207]/240)" office:value-type="float" office:value="16" calcext:value-type="float">
            <text:p>16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27776" calcext:value-type="float">
            <text:p>27 776,0000</text:p>
          </table:table-cell>
          <table:table-cell table:formula="of:=[.S207]-[.T207]" office:value-type="float" office:value="-27776" calcext:value-type="float">
            <text:p>-27776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nettes de gre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3466" calcext:value-type="float">
            <text:p>3 46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8]+([.M208]/20)+([.N208]/240)" office:value-type="float" office:value="0.2" calcext:value-type="float">
            <text:p>0,2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693.2" calcext:value-type="float">
            <text:p>693,2000</text:p>
          </table:table-cell>
          <table:table-cell table:formula="of:=[.S208]-[.T208]" office:value-type="float" office:value="-693.2" calcext:value-type="float">
            <text:p>-693,2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paraç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09]+([.M209]/20)+([.N209]/240)" office:value-type="float" office:value="6" calcext:value-type="float">
            <text:p>6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108" calcext:value-type="float">
            <text:p>108,0000</text:p>
          </table:table-cell>
          <table:table-cell table:formula="of:=[.S209]-[.T209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ves garnies de 6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260" calcext:value-type="float">
            <text:p>2 26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10]+([.M210]/20)+([.N210]/240)" office:value-type="float" office:value="5.5" calcext:value-type="float">
            <text:p>5,5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2430" calcext:value-type="float">
            <text:p>12 430,0000</text:p>
          </table:table-cell>
          <table:table-cell table:formula="of:=[.S210]-[.T210]" office:value-type="float" office:value="-12430" calcext:value-type="float">
            <text:p>-1243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ves garnies de 9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11]+([.M211]/20)+([.N211]/240)" office:value-type="float" office:value="7.5" calcext:value-type="float">
            <text:p>7,5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397.5" calcext:value-type="float">
            <text:p>397,5000</text:p>
          </table:table-cell>
          <table:table-cell table:formula="of:=[.S211]-[.T211]" office:value-type="float" office:value="-397.5" calcext:value-type="float">
            <text:p>-397,5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212]+([.M212]/20)+([.N212]/240)" office:value-type="float" office:value="28" calcext:value-type="float">
            <text:p>28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42000" calcext:value-type="float">
            <text:p>42 000,0000</text:p>
          </table:table-cell>
          <table:table-cell table:formula="of:=[.S212]-[.T212]" office:value-type="float" office:value="-42000" calcext:value-type="float">
            <text:p>-4200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13]+([.M213]/20)+([.N213]/240)" office:value-type="float" office:value="20" calcext:value-type="float">
            <text:p>2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1380" calcext:value-type="float">
            <text:p>1 380,0000</text:p>
          </table:table-cell>
          <table:table-cell table:formula="of:=[.S213]-[.T213]" office:value-type="float" office:value="-1380" calcext:value-type="float">
            <text:p>-138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694" calcext:value-type="float">
            <text:p>694,00</text:p>
          </table:table-cell>
          <table:table-cell office:value-type="string" calcext:value-type="string">
            <text:p>pie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214]+([.M214]/20)+([.N214]/240)" office:value-type="float" office:value="17" calcext:value-type="float">
            <text:p>17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1798" calcext:value-type="float">
            <text:p>11 798,0000</text:p>
          </table:table-cell>
          <table:table-cell table:formula="of:=[.S214]-[.T214]" office:value-type="float" office:value="-11798" calcext:value-type="float">
            <text:p>-11798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3.375" calcext:value-type="float">
            <text:p>23,38</text:p>
          </table:table-cell>
          <table:table-cell office:value-type="string" calcext:value-type="string">
            <text:p>livr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15]+([.M215]/20)+([.N215]/240)" office:value-type="float" office:value="80" calcext:value-type="float">
            <text:p>80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870" calcext:value-type="float">
            <text:p>1 870,0000</text:p>
          </table:table-cell>
          <table:table-cell table:formula="of:=[.S215]-[.T215]" office:value-type="float" office:value="-1870" calcext:value-type="float">
            <text:p>-1870</text:p>
          </table:table-cell>
          <table:table-cell office:value-type="string" calcext:value-type="string">
            <text:p>23 L 3/8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090" calcext:value-type="float">
            <text:p>1 090,00</text:p>
          </table:table-cell>
          <table:table-cell office:value-type="string" calcext:value-type="string">
            <text:p>pie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16]+([.M216]/20)+([.N216]/240)" office:value-type="float" office:value="10" calcext:value-type="float">
            <text:p>10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0900" calcext:value-type="float">
            <text:p>10 900,0000</text:p>
          </table:table-cell>
          <table:table-cell table:formula="of:=[.S216]-[.T216]" office:value-type="float" office:value="-10900" calcext:value-type="float">
            <text:p>-1090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743" calcext:value-type="float">
            <text:p>743,00</text:p>
          </table:table-cell>
          <table:table-cell office:value-type="string" calcext:value-type="string">
            <text:p>pie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17]+([.M217]/20)+([.N217]/240)" office:value-type="float" office:value="16" calcext:value-type="float">
            <text:p>16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1888" calcext:value-type="float">
            <text:p>11 888,0000</text:p>
          </table:table-cell>
          <table:table-cell table:formula="of:=[.S217]-[.T217]" office:value-type="float" office:value="-11888" calcext:value-type="float">
            <text:p>-11888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6696" calcext:value-type="float">
            <text:p>6 696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18]+([.M218]/20)+([.N218]/240)" office:value-type="float" office:value="1.75" calcext:value-type="float">
            <text:p>1,75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11718" calcext:value-type="float">
            <text:p>11 718,0000</text:p>
          </table:table-cell>
          <table:table-cell table:formula="of:=[.S218]-[.T218]" office:value-type="float" office:value="-11718" calcext:value-type="float">
            <text:p>-11718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vertures gr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e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19]+([.M219]/20)+([.N219]/240)" office:value-type="float" office:value="8" calcext:value-type="float">
            <text:p>8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400" calcext:value-type="float">
            <text:p>400,0000</text:p>
          </table:table-cell>
          <table:table-cell table:formula="of:=[.S219]-[.T219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vertures gr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20]+([.M220]/20)+([.N220]/240)" office:value-type="float" office:value="8" calcext:value-type="float">
            <text:p>8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472" calcext:value-type="float">
            <text:p>472,0000</text:p>
          </table:table-cell>
          <table:table-cell table:formula="of:=[.S220]-[.T220]" office:value-type="float" office:value="-472" calcext:value-type="float">
            <text:p>-472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vertures pet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21]+([.M221]/20)+([.N221]/240)" office:value-type="float" office:value="4.5" calcext:value-type="float">
            <text:p>4,5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1080" calcext:value-type="float">
            <text:p>1 080,0000</text:p>
          </table:table-cell>
          <table:table-cell table:formula="of:=[.S221]-[.T221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744" calcext:value-type="float">
            <text:p>1 744,00</text:p>
          </table:table-cell>
          <table:table-cell office:value-type="string" calcext:value-type="string">
            <text:p>livres</text:p>
          </table:table-cell>
          <table:table-cell/>
          <table:table-cell table:style-name="ce19" office:value-type="float" office:value="34" calcext:value-type="float">
            <text:p>34,000</text:p>
          </table:table-cell>
          <table:table-cell/>
          <table:table-cell table:style-name="ce22" table:formula="of:=[.L222]+([.M222]/20)+([.N222]/240)" office:value-type="float" office:value="1.7" calcext:value-type="float">
            <text:p>1,7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2964.8" calcext:value-type="float">
            <text:p>2 964,8000</text:p>
          </table:table-cell>
          <table:table-cell table:formula="of:=[.S222]-[.T222]" office:value-type="float" office:value="-2964.8" calcext:value-type="float">
            <text:p>-2964,8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75.25" calcext:value-type="float">
            <text:p>575,25</text:p>
          </table:table-cell>
          <table:table-cell office:value-type="string" calcext:value-type="string">
            <text:p>aulnes</text:p>
          </table:table-cell>
          <table:table-cell office:value-type="float" office:value="10" calcext:value-type="float">
            <text:p>10,000</text:p>
          </table:table-cell>
          <table:table-cell table:style-name="ce19"/>
          <table:table-cell/>
          <table:table-cell table:style-name="ce22" table:formula="of:=[.L223]+([.M223]/20)+([.N223]/240)" office:value-type="float" office:value="10" calcext:value-type="float">
            <text:p>1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5752.5" calcext:value-type="float">
            <text:p>5 752,5000</text:p>
          </table:table-cell>
          <table:table-cell table:formula="of:=[.S223]-[.T223]" office:value-type="float" office:value="-5752.5" calcext:value-type="float">
            <text:p>-5752,5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1320" calcext:value-type="float">
            <text:p>11 320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style-name="ce19"/>
          <table:table-cell/>
          <table:table-cell table:style-name="ce22" table:formula="of:=[.L224]+([.M224]/20)+([.N224]/240)" office:value-type="float" office:value="4" calcext:value-type="float">
            <text:p>4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45280" calcext:value-type="float">
            <text:p>45 280,0000</text:p>
          </table:table-cell>
          <table:table-cell table:formula="of:=[.S224]-[.T224]" office:value-type="float" office:value="-45280" calcext:value-type="float">
            <text:p>-4528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toffe or et 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ulnes</text:p>
          </table:table-cell>
          <table:table-cell office:value-type="float" office:value="40" calcext:value-type="float">
            <text:p>40,000</text:p>
          </table:table-cell>
          <table:table-cell table:style-name="ce19"/>
          <table:table-cell/>
          <table:table-cell table:style-name="ce22" table:formula="of:=[.L225]+([.M225]/20)+([.N225]/240)" office:value-type="float" office:value="40" calcext:value-type="float">
            <text:p>4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600" calcext:value-type="float">
            <text:p>600,0000</text:p>
          </table:table-cell>
          <table:table-cell table:formula="of:=[.S225]-[.T22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toffe 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aulnes</text:p>
          </table:table-cell>
          <table:table-cell office:value-type="float" office:value="36" calcext:value-type="float">
            <text:p>36,000</text:p>
          </table:table-cell>
          <table:table-cell table:style-name="ce19"/>
          <table:table-cell/>
          <table:table-cell table:style-name="ce22" table:formula="of:=[.L226]+([.M226]/20)+([.N226]/240)" office:value-type="float" office:value="36" calcext:value-type="float">
            <text:p>36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558" calcext:value-type="float">
            <text:p>558,0000</text:p>
          </table:table-cell>
          <table:table-cell table:formula="of:=[.S226]-[.T226]" office:value-type="float" office:value="-558" calcext:value-type="float">
            <text:p>-558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style-name="ce19"/>
          <table:table-cell/>
          <table:table-cell table:style-name="ce22" table:formula="of:=[.L227]+([.M227]/20)+([.N227]/240)" office:value-type="float" office:value="25" calcext:value-type="float">
            <text:p>25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1975" calcext:value-type="float">
            <text:p>1 975,0000</text:p>
          </table:table-cell>
          <table:table-cell table:formula="of:=[.S227]-[.T227]" office:value-type="float" office:value="-1975" calcext:value-type="float">
            <text:p>-1975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2700" calcext:value-type="float">
            <text:p>152 700,00</text:p>
          </table:table-cell>
          <table:table-cell office:value-type="string" calcext:value-type="string">
            <text:p>livres</text:p>
          </table:table-cell>
          <table:table-cell/>
          <table:table-cell table:style-name="ce19" office:value-type="float" office:value="2" calcext:value-type="float">
            <text:p>2,000</text:p>
          </table:table-cell>
          <table:table-cell office:value-type="float" office:value="6" calcext:value-type="float">
            <text:p>6</text:p>
          </table:table-cell>
          <table:table-cell table:style-name="ce22" table:formula="of:=[.L228]+([.M228]/20)+([.N228]/240)" office:value-type="float" office:value="0.125" calcext:value-type="float">
            <text:p>0,125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9087.5" calcext:value-type="float">
            <text:p>19 087,5000</text:p>
          </table:table-cell>
          <table:table-cell table:formula="of:=[.S228]-[.T228]" office:value-type="float" office:value="-19087.5" calcext:value-type="float">
            <text:p>-19087,5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1787" calcext:value-type="float">
            <text:p>51 787,00</text:p>
          </table:table-cell>
          <table:table-cell office:value-type="string" calcext:value-type="string">
            <text:p>livres</text:p>
          </table:table-cell>
          <table:table-cell/>
          <table:table-cell table:style-name="ce19" office:value-type="float" office:value="3" calcext:value-type="float">
            <text:p>3,000</text:p>
          </table:table-cell>
          <table:table-cell/>
          <table:table-cell table:style-name="ce22" table:formula="of:=[.L229]+([.M229]/20)+([.N229]/240)" office:value-type="float" office:value="0.15" calcext:value-type="float">
            <text:p>0,15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7768.05" calcext:value-type="float">
            <text:p>7 768,0500</text:p>
          </table:table-cell>
          <table:table-cell table:formula="of:=[.S229]-[.T229]" office:value-type="float" office:value="-7768.05" calcext:value-type="float">
            <text:p>-7768,05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tonneaux</text:p>
          </table:table-cell>
          <table:table-cell office:value-type="float" office:value="120" calcext:value-type="float">
            <text:p>120,000</text:p>
          </table:table-cell>
          <table:table-cell table:style-name="ce19"/>
          <table:table-cell/>
          <table:table-cell table:style-name="ce22" table:formula="of:=[.L230]+([.M230]/20)+([.N230]/240)" office:value-type="float" office:value="120" calcext:value-type="float">
            <text:p>12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18120" calcext:value-type="float">
            <text:p>18 120,0000</text:p>
          </table:table-cell>
          <table:table-cell table:formula="of:=[.S230]-[.T230]" office:value-type="float" office:value="-18120" calcext:value-type="float">
            <text:p>-1812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boisseaux</text:p>
          </table:table-cell>
          <table:table-cell/>
          <table:table-cell table:style-name="ce19" office:value-type="float" office:value="18" calcext:value-type="float">
            <text:p>18,000</text:p>
          </table:table-cell>
          <table:table-cell/>
          <table:table-cell table:style-name="ce22" table:formula="of:=[.L231]+([.M231]/20)+([.N231]/240)" office:value-type="float" office:value="0.9" calcext:value-type="float">
            <text:p>0,9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459" calcext:value-type="float">
            <text:p>459,0000</text:p>
          </table:table-cell>
          <table:table-cell table:formula="of:=[.S231]-[.T231]" office:value-type="float" office:value="-459" calcext:value-type="float">
            <text:p>-459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laëst</text:p>
          </table:table-cell>
          <table:table-cell office:value-type="float" office:value="240" calcext:value-type="float">
            <text:p>240,000</text:p>
          </table:table-cell>
          <table:table-cell table:style-name="ce19"/>
          <table:table-cell/>
          <table:table-cell table:style-name="ce22" table:formula="of:=[.L232]+([.M232]/20)+([.N232]/240)" office:value-type="float" office:value="240" calcext:value-type="float">
            <text:p>240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4320" calcext:value-type="float">
            <text:p>4 320,0000</text:p>
          </table:table-cell>
          <table:table-cell table:formula="of:=[.S232]-[.T232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184" calcext:value-type="float">
            <text:p>1 1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33]+([.M233]/20)+([.N233]/240)" office:value-type="float" office:value="0.35" calcext:value-type="float">
            <text:p>0,3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414.4" calcext:value-type="float">
            <text:p>414,4000</text:p>
          </table:table-cell>
          <table:table-cell table:formula="of:=[.S233]-[.T233]" office:value-type="float" office:value="-414.4" calcext:value-type="float">
            <text:p>-414,4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guinées ble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017" calcext:value-type="float">
            <text:p>5 017,00</text:p>
          </table:table-cell>
          <table:table-cell office:value-type="string" calcext:value-type="string">
            <text:p>pie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34]+([.M234]/20)+([.N234]/240)" office:value-type="float" office:value="30" calcext:value-type="float">
            <text:p>30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150510" calcext:value-type="float">
            <text:p>150 510,0000</text:p>
          </table:table-cell>
          <table:table-cell table:formula="of:=[.S234]-[.T234]" office:value-type="float" office:value="-150510" calcext:value-type="float">
            <text:p>-15051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718" calcext:value-type="float">
            <text:p>7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35]+([.M235]/20)+([.N235]/240)" office:value-type="float" office:value="0.6" calcext:value-type="float">
            <text:p>0,6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430.8" calcext:value-type="float">
            <text:p>430,8000</text:p>
          </table:table-cell>
          <table:table-cell table:formula="of:=[.S235]-[.T235]" office:value-type="float" office:value="-430.8" calcext:value-type="float">
            <text:p>-430,8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84" calcext:value-type="float">
            <text:p>884,00</text:p>
          </table:table-cell>
          <table:table-cell office:value-type="string" calcext:value-type="string">
            <text:p>pie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236]+([.M236]/20)+([.N236]/240)" office:value-type="float" office:value="32" calcext:value-type="float">
            <text:p>32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28288" calcext:value-type="float">
            <text:p>28 288,0000</text:p>
          </table:table-cell>
          <table:table-cell table:formula="of:=[.S236]-[.T236]" office:value-type="float" office:value="-28288" calcext:value-type="float">
            <text:p>-28288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iméné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203" calcext:value-type="float">
            <text:p>1 203,00</text:p>
          </table:table-cell>
          <table:table-cell office:value-type="string" calcext:value-type="string">
            <text:p>pie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237]+([.M237]/20)+([.N237]/240)" office:value-type="float" office:value="27" calcext:value-type="float">
            <text:p>27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32481" calcext:value-type="float">
            <text:p>32 481,0000</text:p>
          </table:table-cell>
          <table:table-cell table:formula="of:=[.S237]-[.T237]" office:value-type="float" office:value="-32481" calcext:value-type="float">
            <text:p>-32481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nteaux à neg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8]+([.M238]/20)+([.N238]/240)" office:value-type="float" office:value="0" calcext:value-type="float">
            <text:p>0,00000</text:p>
          </table:table-cell>
          <table:table-cell office:value-type="float" office:value="2240" calcext:value-type="float">
            <text:p>2240</text:p>
          </table:table-cell>
          <table:table-cell table:number-columns-repeated="2"/>
          <table:table-cell table:formula="of:=[.P238]+0.05*[.Q238]+[.R238]/240" office:value-type="float" office:value="2240" calcext:value-type="float">
            <text:p>2240</text:p>
          </table:table-cell>
          <table:table-cell table:formula="of:=[.J238]*[.O238]" office:value-type="float" office:value="0" calcext:value-type="float">
            <text:p>0,0000</text:p>
          </table:table-cell>
          <table:table-cell table:formula="of:=[.S238]-[.T238]" office:value-type="float" office:value="2240" calcext:value-type="float">
            <text:p>2240</text:p>
          </table:table-cell>
          <table:table-cell office:value-type="string" calcext:value-type="string">
            <text:p>2240 L en valeur cy</text:p>
          </table:table-cell>
          <table:table-cell table:number-columns-repeated="100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9]+([.M239]/20)+([.N239]/240)" office:value-type="float" office:value="0" calcext:value-type="float">
            <text:p>0,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[.P239]+0.05*[.Q239]+[.R239]/240" office:value-type="float" office:value="480" calcext:value-type="float">
            <text:p>480</text:p>
          </table:table-cell>
          <table:table-cell table:formula="of:=[.J239]*[.O239]" office:value-type="float" office:value="0" calcext:value-type="float">
            <text:p>0,0000</text:p>
          </table:table-cell>
          <table:table-cell table:formula="of:=[.S239]-[.T239]" office:value-type="float" office:value="480" calcext:value-type="float">
            <text:p>480</text:p>
          </table:table-cell>
          <table:table-cell office:value-type="string" calcext:value-type="string">
            <text:p>valeur de 480 L</text:p>
          </table:table-cell>
          <table:table-cell table:number-columns-repeated="100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ir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40]+([.M240]/20)+([.N240]/240)" office:value-type="float" office:value="40" calcext:value-type="float">
            <text:p>40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20" calcext:value-type="float">
            <text:p>120,0000</text:p>
          </table:table-cell>
          <table:table-cell table:formula="of:=[.S240]-[.T240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pie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41]+([.M241]/20)+([.N241]/240)" office:value-type="float" office:value="16" calcext:value-type="float">
            <text:p>16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2080" calcext:value-type="float">
            <text:p>2 080,0000</text:p>
          </table:table-cell>
          <table:table-cell table:formula="of:=[.S241]-[.T241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ouchoirs de Romal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pie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242]+([.M242]/20)+([.N242]/240)" office:value-type="float" office:value="13" calcext:value-type="float">
            <text:p>13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3276" calcext:value-type="float">
            <text:p>3 276,0000</text:p>
          </table:table-cell>
          <table:table-cell table:formula="of:=[.S242]-[.T242]" office:value-type="float" office:value="-3276" calcext:value-type="float">
            <text:p>-3276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85" calcext:value-type="float">
            <text:p>585,00</text:p>
          </table:table-cell>
          <table:table-cell office:value-type="string" calcext:value-type="string">
            <text:p>pie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243]+([.M243]/20)+([.N243]/240)" office:value-type="float" office:value="26" calcext:value-type="float">
            <text:p>26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5210" calcext:value-type="float">
            <text:p>15 210,0000</text:p>
          </table:table-cell>
          <table:table-cell table:formula="of:=[.S243]-[.T243]" office:value-type="float" office:value="-15210" calcext:value-type="float">
            <text:p>-1521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icaneas gr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4593" calcext:value-type="float">
            <text:p>4 593,00</text:p>
          </table:table-cell>
          <table:table-cell office:value-type="string" calcext:value-type="string">
            <text:p>pie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44]+([.M244]/20)+([.N244]/240)" office:value-type="float" office:value="30" calcext:value-type="float">
            <text:p>3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37790" calcext:value-type="float">
            <text:p>137 790,0000</text:p>
          </table:table-cell>
          <table:table-cell table:formula="of:=[.S244]-[.T244]" office:value-type="float" office:value="-137790" calcext:value-type="float">
            <text:p>-13779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icaneas pet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90" calcext:value-type="float">
            <text:p>1 590,00</text:p>
          </table:table-cell>
          <table:table-cell office:value-type="string" calcext:value-type="string">
            <text:p>pie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245]+([.M245]/20)+([.N245]/240)" office:value-type="float" office:value="7" calcext:value-type="float">
            <text:p>7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1130" calcext:value-type="float">
            <text:p>11 130,0000</text:p>
          </table:table-cell>
          <table:table-cell table:formula="of:=[.S245]-[.T245]" office:value-type="float" office:value="-11130" calcext:value-type="float">
            <text:p>-11130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415" calcext:value-type="float">
            <text:p>415,00</text:p>
          </table:table-cell>
          <table:table-cell office:value-type="string" calcext:value-type="string">
            <text:p>pie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246]+([.M246]/20)+([.N246]/240)" office:value-type="float" office:value="13" calcext:value-type="float">
            <text:p>13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5395" calcext:value-type="float">
            <text:p>5 395,0000</text:p>
          </table:table-cell>
          <table:table-cell table:formula="of:=[.S246]-[.T246]" office:value-type="float" office:value="-5395" calcext:value-type="float">
            <text:p>-5395</text:p>
          </table:table-cell>
          <table:table-cell office:value-type="string" calcext:value-type="string">
            <text:p>deux noms de marchandises sur des lignes qui semblent <text:s/>liées</text:p>
          </table:table-cell>
          <table:table-cell table:number-columns-repeated="100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gross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47]+([.M247]/20)+([.N247]/240)" office:value-type="float" office:value="3.5" calcext:value-type="float">
            <text:p>3,5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322" calcext:value-type="float">
            <text:p>322,0000</text:p>
          </table:table-cell>
          <table:table-cell table:formula="of:=[.S247]-[.T247]" office:value-type="float" office:value="-322" calcext:value-type="float">
            <text:p>-322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udre à ti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5000" calcext:value-type="float">
            <text:p>5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8]+([.M248]/20)+([.N248]/240)" office:value-type="float" office:value="1" calcext:value-type="float">
            <text:p>1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55000" calcext:value-type="float">
            <text:p>55 000,0000</text:p>
          </table:table-cell>
          <table:table-cell table:formula="of:=[.S248]-[.T248]" office:value-type="float" office:value="-55000" calcext:value-type="float">
            <text:p>-5500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mass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9]+([.M249]/20)+([.N249]/240)" office:value-type="float" office:value="1" calcext:value-type="float">
            <text:p>1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210" calcext:value-type="float">
            <text:p>210,0000</text:p>
          </table:table-cell>
          <table:table-cell table:formula="of:=[.S249]-[.T249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2886" calcext:value-type="float">
            <text:p>52 8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50]+([.M250]/20)+([.N250]/240)" office:value-type="float" office:value="0.2" calcext:value-type="float">
            <text:p>0,2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0577.2" calcext:value-type="float">
            <text:p>10 577,2000</text:p>
          </table:table-cell>
          <table:table-cell table:formula="of:=[.S250]-[.T250]" office:value-type="float" office:value="-10577.2" calcext:value-type="float">
            <text:p>-10577,2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301" calcext:value-type="float">
            <text:p>301,00</text:p>
          </table:table-cell>
          <table:table-cell office:value-type="string" calcext:value-type="string">
            <text:p>aul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51]+([.M251]/20)+([.N251]/240)" office:value-type="float" office:value="10" calcext:value-type="float">
            <text:p>10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3010" calcext:value-type="float">
            <text:p>3 010,0000</text:p>
          </table:table-cell>
          <table:table-cell table:formula="of:=[.S251]-[.T251]" office:value-type="float" office:value="-3010" calcext:value-type="float">
            <text:p>-3010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2]+([.M252]/20)+([.N252]/240)" office:value-type="float" office:value="0" calcext:value-type="float">
            <text:p>0,00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[.P252]+0.05*[.Q252]+[.R252]/240" office:value-type="float" office:value="508" calcext:value-type="float">
            <text:p>508</text:p>
          </table:table-cell>
          <table:table-cell table:formula="of:=[.J252]*[.O252]" office:value-type="float" office:value="0" calcext:value-type="float">
            <text:p>0,0000</text:p>
          </table:table-cell>
          <table:table-cell table:formula="of:=[.S252]-[.T252]" office:value-type="float" office:value="508" calcext:value-type="float">
            <text:p>508</text:p>
          </table:table-cell>
          <table:table-cell office:value-type="string" calcext:value-type="string">
            <text:p>valeur de 508 L</text:p>
          </table:table-cell>
          <table:table-cell table:number-columns-repeated="100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empiter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e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53]+([.M253]/20)+([.N253]/240)" office:value-type="float" office:value="16" calcext:value-type="float">
            <text:p>16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28" calcext:value-type="float">
            <text:p>128,0000</text:p>
          </table:table-cell>
          <table:table-cell table:formula="of:=[.S253]-[.T253]" office:value-type="float" office:value="-128" calcext:value-type="float">
            <text:p>-128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54]+([.M254]/20)+([.N254]/240)" office:value-type="float" office:value="0.2" calcext:value-type="float">
            <text:p>0,2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160" calcext:value-type="float">
            <text:p>160,0000</text:p>
          </table:table-cell>
          <table:table-cell table:formula="of:=[.S254]-[.T254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550" calcext:value-type="float">
            <text:p>1 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55]+([.M255]/20)+([.N255]/240)" office:value-type="float" office:value="0.6" calcext:value-type="float">
            <text:p>0,6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930" calcext:value-type="float">
            <text:p>930,0000</text:p>
          </table:table-cell>
          <table:table-cell table:formula="of:=[.S255]-[.T255]" office:value-type="float" office:value="-930" calcext:value-type="float">
            <text:p>-93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abac de can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430" calcext:value-type="float">
            <text:p>2 4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56]+([.M256]/20)+([.N256]/240)" office:value-type="float" office:value="0.6" calcext:value-type="float">
            <text:p>0,6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1458" calcext:value-type="float">
            <text:p>1 458,0000</text:p>
          </table:table-cell>
          <table:table-cell table:formula="of:=[.S256]-[.T256]" office:value-type="float" office:value="-1458" calcext:value-type="float">
            <text:p>-1458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2649" calcext:value-type="float">
            <text:p>2 649,00</text:p>
          </table:table-cell>
          <table:table-cell office:value-type="string" calcext:value-type="string">
            <text:p>pie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257]+([.M257]/20)+([.N257]/240)" office:value-type="float" office:value="26" calcext:value-type="float">
            <text:p>26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68874" calcext:value-type="float">
            <text:p>68 874,0000</text:p>
          </table:table-cell>
          <table:table-cell table:formula="of:=[.S257]-[.T257]" office:value-type="float" office:value="-68874" calcext:value-type="float">
            <text:p>-68874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400" calcext:value-type="float">
            <text:p>8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2" table:formula="of:=[.L258]+([.M258]/20)+([.N258]/240)" office:value-type="float" office:value="2.1" calcext:value-type="float">
            <text:p>2,1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7640" calcext:value-type="float">
            <text:p>17 640,0000</text:p>
          </table:table-cell>
          <table:table-cell table:formula="of:=[.S258]-[.T258]" office:value-type="float" office:value="-17640" calcext:value-type="float">
            <text:p>-17640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128" calcext:value-type="float">
            <text:p>1 128,00</text:p>
          </table:table-cell>
          <table:table-cell office:value-type="string" calcext:value-type="string">
            <text:p>pie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59]+([.M259]/20)+([.N259]/240)" office:value-type="float" office:value="5" calcext:value-type="float">
            <text:p>5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5640" calcext:value-type="float">
            <text:p>5 640,0000</text:p>
          </table:table-cell>
          <table:table-cell table:formula="of:=[.S259]-[.T259]" office:value-type="float" office:value="-5640" calcext:value-type="float">
            <text:p>-564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elour bl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ul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60]+([.M260]/20)+([.N260]/240)" office:value-type="float" office:value="25" calcext:value-type="float">
            <text:p>25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325" calcext:value-type="float">
            <text:p>325,0000</text:p>
          </table:table-cell>
          <table:table-cell table:formula="of:=[.S260]-[.T260]" office:value-type="float" office:value="-325" calcext:value-type="float">
            <text:p>-325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elour cramois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aul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261]+([.M261]/20)+([.N261]/240)" office:value-type="float" office:value="28" calcext:value-type="float">
            <text:p>28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2492" calcext:value-type="float">
            <text:p>2 492,0000</text:p>
          </table:table-cell>
          <table:table-cell table:formula="of:=[.S261]-[.T261]" office:value-type="float" office:value="-2492" calcext:value-type="float">
            <text:p>-2492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elour noi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aul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62]+([.M262]/20)+([.N262]/240)" office:value-type="float" office:value="24" calcext:value-type="float">
            <text:p>24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888" calcext:value-type="float">
            <text:p>888,0000</text:p>
          </table:table-cell>
          <table:table-cell table:formula="of:=[.S262]-[.T262]" office:value-type="float" office:value="-888" calcext:value-type="float">
            <text:p>-888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63]+([.M263]/20)+([.N263]/240)" office:value-type="float" office:value="50" calcext:value-type="float">
            <text:p>5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4400" calcext:value-type="float">
            <text:p>4 400,0000</text:p>
          </table:table-cell>
          <table:table-cell table:formula="of:=[.S263]-[.T263]" office:value-type="float" office:value="-4400" calcext:value-type="float">
            <text:p>-4400</text:p>
          </table:table-cell>
          <table:table-cell office:value-type="string" calcext:value-type="string">
            <text:p>À 45 L <text:s text:c="6"/>50 L</text:p>
          </table:table-cell>
          <table:table-cell table:number-columns-repeated="100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64]+([.M264]/20)+([.N264]/240)" office:value-type="float" office:value="100" calcext:value-type="float">
            <text:p>100,0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9000" calcext:value-type="float">
            <text:p>19 000,0000</text:p>
          </table:table-cell>
          <table:table-cell table:formula="of:=[.S264]-[.T264]" office:value-type="float" office:value="-19000" calcext:value-type="float">
            <text:p>-19000</text:p>
          </table:table-cell>
          <table:table-cell office:value-type="string" calcext:value-type="string">
            <text:p>À 80 L <text:s text:c="6"/>100 L</text:p>
          </table:table-cell>
          <table:table-cell table:number-columns-repeated="100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65]+([.M265]/20)+([.N265]/240)" office:value-type="float" office:value="25" calcext:value-type="float">
            <text:p>25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125" calcext:value-type="float">
            <text:p>125,0000</text:p>
          </table:table-cell>
          <table:table-cell table:formula="of:=[.S265]-[.T265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80" calcext:value-type="float">
            <text:p>8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66]+([.M266]/20)+([.N266]/240)" office:value-type="float" office:value="0.4" calcext:value-type="float">
            <text:p>0,4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352" calcext:value-type="float">
            <text:p>352,0000</text:p>
          </table:table-cell>
          <table:table-cell table:formula="of:=[.S266]-[.T266]" office:value-type="float" office:value="-352" calcext:value-type="float">
            <text:p>-352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etits baril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67]+([.M267]/20)+([.N267]/240)" office:value-type="float" office:value="3" calcext:value-type="float">
            <text:p>3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6" calcext:value-type="float">
            <text:p>6,0000</text:p>
          </table:table-cell>
          <table:table-cell table:formula="of:=[.S267]-[.T267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1" calcext:value-type="float">
            <text:p>461,00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268]+([.M268]/20)+([.N268]/240)" office:value-type="float" office:value="57" calcext:value-type="float">
            <text:p>57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26277" calcext:value-type="float">
            <text:p>26 277,0000</text:p>
          </table:table-cell>
          <table:table-cell table:formula="of:=[.S268]-[.T268]" office:value-type="float" office:value="-26277" calcext:value-type="float">
            <text:p>-26277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69]+([.M269]/20)+([.N269]/240)" office:value-type="float" office:value="0" calcext:value-type="float">
            <text:p>0,0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P269]+0.05*[.Q269]+[.R269]/240" office:value-type="float" office:value="230" calcext:value-type="float">
            <text:p>230</text:p>
          </table:table-cell>
          <table:table-cell table:formula="of:=[.J269]*[.O269]" office:value-type="float" office:value="0" calcext:value-type="float">
            <text:p>0,0000</text:p>
          </table:table-cell>
          <table:table-cell table:formula="of:=[.S269]-[.T269]" office:value-type="float" office:value="230" calcext:value-type="float">
            <text:p>230</text:p>
          </table:table-cell>
          <table:table-cell office:value-type="string" calcext:value-type="string">
            <text:p>valeur de 230 L</text:p>
          </table:table-cell>
          <table:table-cell table:number-columns-repeated="100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70]+([.M270]/20)+([.N270]/240)" office:value-type="float" office:value="2" calcext:value-type="float">
            <text:p>2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96" calcext:value-type="float">
            <text:p>96,0000</text:p>
          </table:table-cell>
          <table:table-cell table:formula="of:=[.S270]-[.T270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71]+([.M271]/20)+([.N271]/240)" office:value-type="float" office:value="4" calcext:value-type="float">
            <text:p>4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80" calcext:value-type="float">
            <text:p>80,0000</text:p>
          </table:table-cell>
          <table:table-cell table:formula="of:=[.S271]-[.T271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liv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72]+([.M272]/20)+([.N272]/240)" office:value-type="float" office:value="40" calcext:value-type="float">
            <text:p>40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60" calcext:value-type="float">
            <text:p>60,0000</text:p>
          </table:table-cell>
          <table:table-cell table:formula="of:=[.S272]-[.T27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737" calcext:value-type="float">
            <text:p>20 7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73]+([.M273]/20)+([.N273]/240)" office:value-type="float" office:value="0.35" calcext:value-type="float">
            <text:p>0,35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7257.95" calcext:value-type="float">
            <text:p>7 257,9500</text:p>
          </table:table-cell>
          <table:table-cell table:formula="of:=[.S273]-[.T273]" office:value-type="float" office:value="-7257.95" calcext:value-type="float">
            <text:p>-7257,95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74]+([.M274]/20)+([.N274]/240)" office:value-type="float" office:value="24" calcext:value-type="float">
            <text:p>24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96" calcext:value-type="float">
            <text:p>96,0000</text:p>
          </table:table-cell>
          <table:table-cell table:formula="of:=[.S274]-[.T274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000" calcext:value-type="float">
            <text:p>40 0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275]+([.M275]/20)+([.N275]/240)" office:value-type="float" office:value="0.15" calcext:value-type="float">
            <text:p>0,15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6000" calcext:value-type="float">
            <text:p>6 000,0000</text:p>
          </table:table-cell>
          <table:table-cell table:formula="of:=[.S275]-[.T275]" office:value-type="float" office:value="-6000" calcext:value-type="float">
            <text:p>-6000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uchon de 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illier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276]+([.M276]/20)+([.N276]/240)" office:value-type="float" office:value="9" calcext:value-type="float">
            <text:p>9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54" calcext:value-type="float">
            <text:p>54,0000</text:p>
          </table:table-cell>
          <table:table-cell table:formula="of:=[.S276]-[.T276]" office:value-type="float" office:value="-54" calcext:value-type="float">
            <text:p>-54</text:p>
          </table:table-cell>
          <table:table-cell office:value-type="string" calcext:value-type="string">
            <text:p>9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uchon de 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77]+([.M277]/20)+([.N277]/240)" office:value-type="float" office:value="0.4" calcext:value-type="float">
            <text:p>0,4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200" calcext:value-type="float">
            <text:p>1 200,0000</text:p>
          </table:table-cell>
          <table:table-cell table:formula="of:=[.S277]-[.T277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78]+([.M278]/20)+([.N278]/240)" office:value-type="float" office:value="2.25" calcext:value-type="float">
            <text:p>2,25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697.5" calcext:value-type="float">
            <text:p>697,5000</text:p>
          </table:table-cell>
          <table:table-cell table:formula="of:=[.S278]-[.T278]" office:value-type="float" office:value="-697.5" calcext:value-type="float">
            <text:p>-697,5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ap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279]+([.M279]/20)+([.N279]/240)" office:value-type="float" office:value="1.2" calcext:value-type="float">
            <text:p>1,2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38.4" calcext:value-type="float">
            <text:p>38,4000</text:p>
          </table:table-cell>
          <table:table-cell table:formula="of:=[.S279]-[.T279]" office:value-type="float" office:value="-38.4" calcext:value-type="float">
            <text:p>-38,4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80]+([.M280]/20)+([.N280]/240)" office:value-type="float" office:value="1.5" calcext:value-type="float">
            <text:p>1,5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300" calcext:value-type="float">
            <text:p>300,0000</text:p>
          </table:table-cell>
          <table:table-cell table:formula="of:=[.S280]-[.T280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ervel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81]+([.M281]/20)+([.N281]/240)" office:value-type="float" office:value="0.5" calcext:value-type="float">
            <text:p>0,5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10" calcext:value-type="float">
            <text:p>10,0000</text:p>
          </table:table-cell>
          <table:table-cell table:formula="of:=[.S281]-[.T281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82]+([.M282]/20)+([.N282]/240)" office:value-type="float" office:value="0.5" calcext:value-type="float">
            <text:p>0,5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100" calcext:value-type="float">
            <text:p>100,0000</text:p>
          </table:table-cell>
          <table:table-cell table:formula="of:=[.S282]-[.T28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peaux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83]+([.M283]/20)+([.N283]/240)" office:value-type="float" office:value="20" calcext:value-type="float">
            <text:p>20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520" calcext:value-type="float">
            <text:p>520,0000</text:p>
          </table:table-cell>
          <table:table-cell table:formula="of:=[.S283]-[.T283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peaux bordés d'or et 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84]+([.M284]/20)+([.N284]/240)" office:value-type="float" office:value="0" calcext:value-type="float">
            <text:p>0,000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P284]+0.05*[.Q284]+[.R284]/240" office:value-type="float" office:value="450" calcext:value-type="float">
            <text:p>450</text:p>
          </table:table-cell>
          <table:table-cell table:formula="of:=[.J284]*[.O284]" office:value-type="float" office:value="0" calcext:value-type="float">
            <text:p>0,0000</text:p>
          </table:table-cell>
          <table:table-cell table:formula="of:=[.S284]-[.T284]" office:value-type="float" office:value="450" calcext:value-type="float">
            <text:p>450</text:p>
          </table:table-cell>
          <table:table-cell office:value-type="string" calcext:value-type="string">
            <text:p>valeur de 4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85]+([.M285]/20)+([.N285]/240)" office:value-type="float" office:value="3.5" calcext:value-type="float">
            <text:p>3,5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357" calcext:value-type="float">
            <text:p>357,0000</text:p>
          </table:table-cell>
          <table:table-cell table:formula="of:=[.S285]-[.T285]" office:value-type="float" office:value="-357" calcext:value-type="float">
            <text:p>-357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ai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86]+([.M286]/20)+([.N286]/240)" office:value-type="float" office:value="2" calcext:value-type="float">
            <text:p>2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200" calcext:value-type="float">
            <text:p>200,0000</text:p>
          </table:table-cell>
          <table:table-cell table:formula="of:=[.S286]-[.T28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87]+([.M287]/20)+([.N287]/240)" office:value-type="float" office:value="10" calcext:value-type="float">
            <text:p>10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2000" calcext:value-type="float">
            <text:p>2 000,0000</text:p>
          </table:table-cell>
          <table:table-cell table:formula="of:=[.S287]-[.T287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54" calcext:value-type="float">
            <text:p>1 65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table:formula="of:=[.L288]+([.M288]/20)+([.N288]/240)" office:value-type="float" office:value="3.75" calcext:value-type="float">
            <text:p>3,75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6202.5" calcext:value-type="float">
            <text:p>6 202,5000</text:p>
          </table:table-cell>
          <table:table-cell table:formula="of:=[.S288]-[.T288]" office:value-type="float" office:value="-6202.5" calcext:value-type="float">
            <text:p>-6202,5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89]+([.M289]/20)+([.N289]/240)" office:value-type="float" office:value="0" calcext:value-type="float">
            <text:p>0,00000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P289]+0.05*[.Q289]+[.R289]/240" office:value-type="float" office:value="675" calcext:value-type="float">
            <text:p>675</text:p>
          </table:table-cell>
          <table:table-cell table:formula="of:=[.J289]*[.O289]" office:value-type="float" office:value="0" calcext:value-type="float">
            <text:p>0,0000</text:p>
          </table:table-cell>
          <table:table-cell table:formula="of:=[.S289]-[.T289]" office:value-type="float" office:value="675" calcext:value-type="float">
            <text:p>675</text:p>
          </table:table-cell>
          <table:table-cell office:value-type="string" calcext:value-type="string">
            <text:p>valeur de 67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90]+([.M290]/20)+([.N290]/240)" office:value-type="float" office:value="5" calcext:value-type="float">
            <text:p>5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8750" calcext:value-type="float">
            <text:p>8 750,0000</text:p>
          </table:table-cell>
          <table:table-cell table:formula="of:=[.S290]-[.T290]" office:value-type="float" office:value="-8750" calcext:value-type="float">
            <text:p>-8750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91]+([.M291]/20)+([.N291]/240)" office:value-type="float" office:value="20" calcext:value-type="float">
            <text:p>20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300" calcext:value-type="float">
            <text:p>300,0000</text:p>
          </table:table-cell>
          <table:table-cell table:formula="of:=[.S291]-[.T29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barb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92]+([.M292]/20)+([.N292]/240)" office:value-type="float" office:value="2" calcext:value-type="float">
            <text:p>2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920" calcext:value-type="float">
            <text:p>920,0000</text:p>
          </table:table-cell>
          <table:table-cell table:formula="of:=[.S292]-[.T292]" office:value-type="float" office:value="-920" calcext:value-type="float">
            <text:p>-92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57" calcext:value-type="float">
            <text:p>3 8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93]+([.M293]/20)+([.N293]/240)" office:value-type="float" office:value="0.25" calcext:value-type="float">
            <text:p>0,25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964.25" calcext:value-type="float">
            <text:p>964,2500</text:p>
          </table:table-cell>
          <table:table-cell table:formula="of:=[.S293]-[.T293]" office:value-type="float" office:value="-964.25" calcext:value-type="float">
            <text:p>-964,25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294]+([.M294]/20)+([.N294]/240)" office:value-type="float" office:value="0.55" calcext:value-type="float">
            <text:p>0,55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16.5" calcext:value-type="float">
            <text:p>16,5000</text:p>
          </table:table-cell>
          <table:table-cell table:formula="of:=[.S294]-[.T294]" office:value-type="float" office:value="-16.5" calcext:value-type="float">
            <text:p>-16,5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rnich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flacon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95]+([.M295]/20)+([.N295]/240)" office:value-type="float" office:value="1" calcext:value-type="float">
            <text:p>1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2" calcext:value-type="float">
            <text:p>12,0000</text:p>
          </table:table-cell>
          <table:table-cell table:formula="of:=[.S295]-[.T295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out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296]+([.M296]/20)+([.N296]/240)" office:value-type="float" office:value="1.3" calcext:value-type="float">
            <text:p>1,3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93.6" calcext:value-type="float">
            <text:p>93,6000</text:p>
          </table:table-cell>
          <table:table-cell table:formula="of:=[.S296]-[.T296]" office:value-type="float" office:value="-93.6" calcext:value-type="float">
            <text:p>-93,6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rist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97]+([.M297]/20)+([.N297]/240)" office:value-type="float" office:value="1" calcext:value-type="float">
            <text:p>1,0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15" calcext:value-type="float">
            <text:p>15,0000</text:p>
          </table:table-cell>
          <table:table-cell table:formula="of:=[.S297]-[.T297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sses d'oy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98]+([.M298]/20)+([.N298]/240)" office:value-type="float" office:value="6" calcext:value-type="float">
            <text:p>6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102" calcext:value-type="float">
            <text:p>102,0000</text:p>
          </table:table-cell>
          <table:table-cell table:formula="of:=[.S298]-[.T298]" office:value-type="float" office:value="-102" calcext:value-type="float">
            <text:p>-102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vre en bat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299]+([.M299]/20)+([.N299]/240)" office:value-type="float" office:value="1.6" calcext:value-type="float">
            <text:p>1,6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280" calcext:value-type="float">
            <text:p>1 280,0000</text:p>
          </table:table-cell>
          <table:table-cell table:formula="of:=[.S299]-[.T299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22" table:formula="of:=[.L300]+([.M300]/20)+([.N300]/240)" office:value-type="float" office:value="1.7" calcext:value-type="float">
            <text:p>1,7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2040" calcext:value-type="float">
            <text:p>2 040,0000</text:p>
          </table:table-cell>
          <table:table-cell table:formula="of:=[.S300]-[.T300]" office:value-type="float" office:value="-2040" calcext:value-type="float">
            <text:p>-2040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cuivre en plateaux de bord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01]+([.M301]/20)+([.N301]/240)" office:value-type="float" office:value="1.5" calcext:value-type="float">
            <text:p>1,5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300" calcext:value-type="float">
            <text:p>300,0000</text:p>
          </table:table-cell>
          <table:table-cell table:formula="of:=[.S301]-[.T30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sent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02]+([.M302]/20)+([.N302]/240)" office:value-type="float" office:value="1.25" calcext:value-type="float">
            <text:p>1,25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218.75" calcext:value-type="float">
            <text:p>218,7500</text:p>
          </table:table-cell>
          <table:table-cell table:formula="of:=[.S302]-[.T302]" office:value-type="float" office:value="-218.75" calcext:value-type="float">
            <text:p>-218,75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6" calcext:value-type="float">
            <text:p>566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03]+([.M303]/20)+([.N303]/240)" office:value-type="float" office:value="4" calcext:value-type="float">
            <text:p>4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2264" calcext:value-type="float">
            <text:p>2 264,0000</text:p>
          </table:table-cell>
          <table:table-cell table:formula="of:=[.S303]-[.T303]" office:value-type="float" office:value="-2264" calcext:value-type="float">
            <text:p>-2264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" table:formula="of:=[.L304]+([.M304]/20)+([.N304]/240)" office:value-type="float" office:value="2.6" calcext:value-type="float">
            <text:p>2,6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57.2" calcext:value-type="float">
            <text:p>57,2000</text:p>
          </table:table-cell>
          <table:table-cell table:formula="of:=[.S304]-[.T304]" office:value-type="float" office:value="-57.2" calcext:value-type="float">
            <text:p>-57,2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2" calcext:value-type="float">
            <text:p>442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05]+([.M305]/20)+([.N305]/240)" office:value-type="float" office:value="3" calcext:value-type="float">
            <text:p>3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1326" calcext:value-type="float">
            <text:p>1 326,0000</text:p>
          </table:table-cell>
          <table:table-cell table:formula="of:=[.S305]-[.T305]" office:value-type="float" office:value="-1326" calcext:value-type="float">
            <text:p>-1326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306]+([.M306]/20)+([.N306]/240)" office:value-type="float" office:value="25" calcext:value-type="float">
            <text:p>25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3650" calcext:value-type="float">
            <text:p>3 650,0000</text:p>
          </table:table-cell>
          <table:table-cell table:formula="of:=[.S306]-[.T306]" office:value-type="float" office:value="-3650" calcext:value-type="float">
            <text:p>-3650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800" calcext:value-type="float">
            <text:p>7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307]+([.M307]/20)+([.N307]/240)" office:value-type="float" office:value="0.125" calcext:value-type="float">
            <text:p>0,125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975" calcext:value-type="float">
            <text:p>975,0000</text:p>
          </table:table-cell>
          <table:table-cell table:formula="of:=[.S307]-[.T307]" office:value-type="float" office:value="-975" calcext:value-type="float">
            <text:p>-975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erremen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08]+([.M308]/20)+([.N308]/240)" office:value-type="float" office:value="0.3" calcext:value-type="float">
            <text:p>0,3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108" calcext:value-type="float">
            <text:p>108,0000</text:p>
          </table:table-cell>
          <table:table-cell table:formula="of:=[.S308]-[.T308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400" calcext:value-type="float">
            <text:p>6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09]+([.M309]/20)+([.N309]/240)" office:value-type="float" office:value="0.35" calcext:value-type="float">
            <text:p>0,35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2240" calcext:value-type="float">
            <text:p>2 240,0000</text:p>
          </table:table-cell>
          <table:table-cell table:formula="of:=[.S309]-[.T309]" office:value-type="float" office:value="-2240" calcext:value-type="float">
            <text:p>-224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leurs artificie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10]+([.M310]/20)+([.N310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310]+0.05*[.Q310]+[.R310]/240" office:value-type="float" office:value="400" calcext:value-type="float">
            <text:p>400</text:p>
          </table:table-cell>
          <table:table-cell table:formula="of:=[.J310]*[.O310]" office:value-type="float" office:value="0" calcext:value-type="float">
            <text:p>0,0000</text:p>
          </table:table-cell>
          <table:table-cell table:formula="of:=[.S310]-[.T310]" office:value-type="float" office:value="400" calcext:value-type="float">
            <text:p>400</text:p>
          </table:table-cell>
          <table:table-cell office:value-type="string" calcext:value-type="string">
            <text:p>valeur de 4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romage de gruy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311]+([.M311]/20)+([.N311]/240)" office:value-type="float" office:value="0.45" calcext:value-type="float">
            <text:p>0,45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283.5" calcext:value-type="float">
            <text:p>283,5000</text:p>
          </table:table-cell>
          <table:table-cell table:formula="of:=[.S311]-[.T311]" office:value-type="float" office:value="-283.5" calcext:value-type="float">
            <text:p>-283,5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ot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312]+([.M312]/20)+([.N312]/240)" office:value-type="float" office:value="2" calcext:value-type="float">
            <text:p>2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20" calcext:value-type="float">
            <text:p>20,0000</text:p>
          </table:table-cell>
          <table:table-cell table:formula="of:=[.S312]-[.T312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habillement or et 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13]+([.M313]/20)+([.N313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313]+0.05*[.Q313]+[.R313]/240" office:value-type="float" office:value="400" calcext:value-type="float">
            <text:p>400</text:p>
          </table:table-cell>
          <table:table-cell table:formula="of:=[.J313]*[.O313]" office:value-type="float" office:value="0" calcext:value-type="float">
            <text:p>0,0000</text:p>
          </table:table-cell>
          <table:table-cell table:formula="of:=[.S313]-[.T313]" office:value-type="float" office:value="400" calcext:value-type="float">
            <text:p>400</text:p>
          </table:table-cell>
          <table:table-cell office:value-type="string" calcext:value-type="string">
            <text:p>valeur de 400 L</text:p>
          </table:table-cell>
          <table:table-cell table:number-columns-repeated="100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habillement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14]+([.M314]/20)+([.N314]/240)" office:value-type="float" office:value="0" calcext:value-type="float">
            <text:p>0,00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P314]+0.05*[.Q314]+[.R314]/240" office:value-type="float" office:value="150" calcext:value-type="float">
            <text:p>150</text:p>
          </table:table-cell>
          <table:table-cell table:formula="of:=[.J314]*[.O314]" office:value-type="float" office:value="0" calcext:value-type="float">
            <text:p>0,0000</text:p>
          </table:table-cell>
          <table:table-cell table:formula="of:=[.S314]-[.T314]" office:value-type="float" office:value="150" calcext:value-type="float">
            <text:p>150</text:p>
          </table:table-cell>
          <table:table-cell office:value-type="string" calcext:value-type="string">
            <text:p>valeur de 150 L</text:p>
          </table:table-cell>
          <table:table-cell table:number-columns-repeated="1002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50" calcext:value-type="float">
            <text:p>1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15]+([.M315]/20)+([.N315]/240)" office:value-type="float" office:value="0.6" calcext:value-type="float">
            <text:p>0,6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1110" calcext:value-type="float">
            <text:p>1 110,0000</text:p>
          </table:table-cell>
          <table:table-cell table:formula="of:=[.S315]-[.T315]" office:value-type="float" office:value="-1110" calcext:value-type="float">
            <text:p>-1110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16]+([.M316]/20)+([.N316]/240)" office:value-type="float" office:value="0.6" calcext:value-type="float">
            <text:p>0,6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1020" calcext:value-type="float">
            <text:p>1 020,0000</text:p>
          </table:table-cell>
          <table:table-cell table:formula="of:=[.S316]-[.T316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angues fourr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17]+([.M317]/20)+([.N317]/240)" office:value-type="float" office:value="12" calcext:value-type="float">
            <text:p>12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108" calcext:value-type="float">
            <text:p>108,0000</text:p>
          </table:table-cell>
          <table:table-cell table:formula="of:=[.S317]-[.T317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18]+([.M318]/20)+([.N318]/240)" office:value-type="float" office:value="15" calcext:value-type="float">
            <text:p>15,0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720" calcext:value-type="float">
            <text:p>720,0000</text:p>
          </table:table-cell>
          <table:table-cell table:formula="of:=[.S318]-[.T318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90" calcext:value-type="float">
            <text:p>2 6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19]+([.M319]/20)+([.N319]/240)" office:value-type="float" office:value="0.2" calcext:value-type="float">
            <text:p>0,2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538" calcext:value-type="float">
            <text:p>538,0000</text:p>
          </table:table-cell>
          <table:table-cell table:formula="of:=[.S319]-[.T319]" office:value-type="float" office:value="-538" calcext:value-type="float">
            <text:p>-538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ent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320]+([.M320]/20)+([.N320]/240)" office:value-type="float" office:value="0.075" calcext:value-type="float">
            <text:p>0,075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4.5" calcext:value-type="float">
            <text:p>4,5000</text:p>
          </table:table-cell>
          <table:table-cell table:formula="of:=[.S320]-[.T320]" office:value-type="float" office:value="-4.5" calcext:value-type="float">
            <text:p>-4,5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ingeri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840" calcext:value-type="float">
            <text:p>6 8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21]+([.M321]/20)+([.N321]/240)" office:value-type="float" office:value="3" calcext:value-type="float">
            <text:p>3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20520" calcext:value-type="float">
            <text:p>20 520,0000</text:p>
          </table:table-cell>
          <table:table-cell table:formula="of:=[.S321]-[.T321]" office:value-type="float" office:value="-20520" calcext:value-type="float">
            <text:p>-20520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livres d'imprim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22]+([.M322]/20)+([.N322]/240)" office:value-type="float" office:value="2" calcext:value-type="float">
            <text:p>2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1600" calcext:value-type="float">
            <text:p>1 600,0000</text:p>
          </table:table-cell>
          <table:table-cell table:formula="of:=[.S322]-[.T322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23]+([.M323]/20)+([.N323]/240)" office:value-type="float" office:value="0" calcext:value-type="float">
            <text:p>0,00000</text:p>
          </table:table-cell>
          <table:table-cell office:value-type="float" office:value="15461" calcext:value-type="float">
            <text:p>15461</text:p>
          </table:table-cell>
          <table:table-cell table:number-columns-repeated="2"/>
          <table:table-cell table:formula="of:=[.P323]+0.05*[.Q323]+[.R323]/240" office:value-type="float" office:value="15461" calcext:value-type="float">
            <text:p>15461</text:p>
          </table:table-cell>
          <table:table-cell table:formula="of:=[.J323]*[.O323]" office:value-type="float" office:value="0" calcext:value-type="float">
            <text:p>0,0000</text:p>
          </table:table-cell>
          <table:table-cell table:formula="of:=[.S323]-[.T323]" office:value-type="float" office:value="15461" calcext:value-type="float">
            <text:p>15461</text:p>
          </table:table-cell>
          <table:table-cell office:value-type="string" calcext:value-type="string">
            <text:p>valeur de 1546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tel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24]+([.M324]/20)+([.N324]/240)" office:value-type="float" office:value="24" calcext:value-type="float">
            <text:p>24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24" calcext:value-type="float">
            <text:p>24,0000</text:p>
          </table:table-cell>
          <table:table-cell table:formula="of:=[.S324]-[.T324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atel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5" calcext:value-type="float">
            <text:p>1 0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25]+([.M325]/20)+([.N325]/240)" office:value-type="float" office:value="0.5" calcext:value-type="float">
            <text:p>0,5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502.5" calcext:value-type="float">
            <text:p>502,5000</text:p>
          </table:table-cell>
          <table:table-cell table:formula="of:=[.S325]-[.T325]" office:value-type="float" office:value="-502.5" calcext:value-type="float">
            <text:p>-502,5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326]+([.M326]/20)+([.N326]/240)" office:value-type="float" office:value="2" calcext:value-type="float">
            <text:p>2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1200" calcext:value-type="float">
            <text:p>1 200,0000</text:p>
          </table:table-cell>
          <table:table-cell table:formula="of:=[.S326]-[.T32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nois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327]+([.M327]/20)+([.N327]/240)" office:value-type="float" office:value="0.1" calcext:value-type="float">
            <text:p>0,1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13.3" calcext:value-type="float">
            <text:p>13,3000</text:p>
          </table:table-cell>
          <table:table-cell table:formula="of:=[.S327]-[.T327]" office:value-type="float" office:value="-13.3" calcext:value-type="float">
            <text:p>-13,3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petits 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28]+([.M328]/20)+([.N328]/240)" office:value-type="float" office:value="6" calcext:value-type="float">
            <text:p>6,0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51" calcext:value-type="float">
            <text:p>51,0000</text:p>
          </table:table-cell>
          <table:table-cell table:formula="of:=[.S328]-[.T328]" office:value-type="float" office:value="-51" calcext:value-type="float">
            <text:p>-51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endule de cuivre do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29]+([.M329]/20)+([.N329]/240)" office:value-type="float" office:value="120" calcext:value-type="float">
            <text:p>120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120" calcext:value-type="float">
            <text:p>120,0000</text:p>
          </table:table-cell>
          <table:table-cell table:formula="of:=[.S329]-[.T329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ierres de St Cas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942" calcext:value-type="float">
            <text:p>2 942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30]+([.M330]/20)+([.N330]/240)" office:value-type="float" office:value="0.75" calcext:value-type="float">
            <text:p>0,75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2206.5" calcext:value-type="float">
            <text:p>2 206,5000</text:p>
          </table:table-cell>
          <table:table-cell table:formula="of:=[.S330]-[.T330]" office:value-type="float" office:value="-2206.5" calcext:value-type="float">
            <text:p>-2206,5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31]+([.M331]/20)+([.N331]/240)" office:value-type="float" office:value="0.25" calcext:value-type="float">
            <text:p>0,25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42" calcext:value-type="float">
            <text:p>42,0000</text:p>
          </table:table-cell>
          <table:table-cell table:formula="of:=[.S331]-[.T331]" office:value-type="float" office:value="-42" calcext:value-type="float">
            <text:p>-42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32]+([.M332]/20)+([.N332]/240)" office:value-type="float" office:value="1.5" calcext:value-type="float">
            <text:p>1,5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50" calcext:value-type="float">
            <text:p>150,0000</text:p>
          </table:table-cell>
          <table:table-cell table:formula="of:=[.S332]-[.T332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33]+([.M333]/20)+([.N333]/240)" office:value-type="float" office:value="5" calcext:value-type="float">
            <text:p>5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2550" calcext:value-type="float">
            <text:p>2 550,0000</text:p>
          </table:table-cell>
          <table:table-cell table:formula="of:=[.S333]-[.T333]" office:value-type="float" office:value="-2550" calcext:value-type="float">
            <text:p>-2550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334]+([.M334]/20)+([.N334]/240)" office:value-type="float" office:value="0.1" calcext:value-type="float">
            <text:p>0,1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50" calcext:value-type="float">
            <text:p>50,0000</text:p>
          </table:table-cell>
          <table:table-cell table:formula="of:=[.S334]-[.T33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335]+([.M335]/20)+([.N335]/240)" office:value-type="float" office:value="0.15" calcext:value-type="float">
            <text:p>0,15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60" calcext:value-type="float">
            <text:p>60,0000</text:p>
          </table:table-cell>
          <table:table-cell table:formula="of:=[.S335]-[.T335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36]+([.M336]/20)+([.N336]/240)" office:value-type="float" office:value="0.2" calcext:value-type="float">
            <text:p>0,2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20" calcext:value-type="float">
            <text:p>20,0000</text:p>
          </table:table-cell>
          <table:table-cell table:formula="of:=[.S336]-[.T336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r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37]+([.M337]/20)+([.N337]/240)" office:value-type="float" office:value="0.5" calcext:value-type="float">
            <text:p>0,5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5.5" calcext:value-type="float">
            <text:p>5,5000</text:p>
          </table:table-cell>
          <table:table-cell table:formula="of:=[.S337]-[.T337]" office:value-type="float" office:value="-5.5" calcext:value-type="float">
            <text:p>-5,5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38]+([.M338]/20)+([.N338]/240)" office:value-type="float" office:value="0.4" calcext:value-type="float">
            <text:p>0,4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40" calcext:value-type="float">
            <text:p>40,0000</text:p>
          </table:table-cell>
          <table:table-cell table:formula="of:=[.S338]-[.T338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caisse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339]+([.M339]/20)+([.N339]/240)" office:value-type="float" office:value="32" calcext:value-type="float">
            <text:p>32,0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16" calcext:value-type="float">
            <text:p>16,0000</text:p>
          </table:table-cell>
          <table:table-cell table:formula="of:=[.S339]-[.T339]" office:value-type="float" office:value="-16" calcext:value-type="float">
            <text:p>-16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2" table:formula="of:=[.L340]+([.M340]/20)+([.N340]/240)" office:value-type="float" office:value="11" calcext:value-type="float">
            <text:p>11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22" calcext:value-type="float">
            <text:p>22,0000</text:p>
          </table:table-cell>
          <table:table-cell table:formula="of:=[.S340]-[.T340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714" calcext:value-type="float">
            <text:p>4 714,00</text:p>
          </table:table-cell>
          <table:table-cell office:value-type="string" calcext:value-type="string">
            <text:p>tonneaux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341]+([.M341]/20)+([.N341]/240)" office:value-type="float" office:value="32" calcext:value-type="float">
            <text:p>32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150848" calcext:value-type="float">
            <text:p>150 848,0000</text:p>
          </table:table-cell>
          <table:table-cell table:formula="of:=[.S341]-[.T341]" office:value-type="float" office:value="-150848" calcext:value-type="float">
            <text:p>-150848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elles de che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342]+([.M342]/20)+([.N342]/240)" office:value-type="float" office:value="28" calcext:value-type="float">
            <text:p>28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168" calcext:value-type="float">
            <text:p>168,0000</text:p>
          </table:table-cell>
          <table:table-cell table:formula="of:=[.S342]-[.T342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343]+([.M343]/20)+([.N343]/240)" office:value-type="float" office:value="2" calcext:value-type="float">
            <text:p>2,0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2000" calcext:value-type="float">
            <text:p>2 000,0000</text:p>
          </table:table-cell>
          <table:table-cell table:formula="of:=[.S343]-[.T343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000" calcext:value-type="float">
            <text:p>11 0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44]+([.M344]/20)+([.N344]/240)" office:value-type="float" office:value="1.5" calcext:value-type="float">
            <text:p>1,5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16500" calcext:value-type="float">
            <text:p>16 500,0000</text:p>
          </table:table-cell>
          <table:table-cell table:formula="of:=[.S344]-[.T344]" office:value-type="float" office:value="-16500" calcext:value-type="float">
            <text:p>-16500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519" calcext:value-type="float">
            <text:p>7 51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345]+([.M345]/20)+([.N345]/240)" office:value-type="float" office:value="0.95" calcext:value-type="float">
            <text:p>0,95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7143.05" calcext:value-type="float">
            <text:p>7 143,0500</text:p>
          </table:table-cell>
          <table:table-cell table:formula="of:=[.S345]-[.T345]" office:value-type="float" office:value="-7143.05" calcext:value-type="float">
            <text:p>-7143,05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e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346]+([.M346]/20)+([.N346]/240)" office:value-type="float" office:value="26" calcext:value-type="float">
            <text:p>26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520" calcext:value-type="float">
            <text:p>520,0000</text:p>
          </table:table-cell>
          <table:table-cell table:formula="of:=[.S346]-[.T346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7245" calcext:value-type="float">
            <text:p>27 24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47]+([.M347]/20)+([.N347]/240)" office:value-type="float" office:value="1" calcext:value-type="float">
            <text:p>1,0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27245" calcext:value-type="float">
            <text:p>27 245,0000</text:p>
          </table:table-cell>
          <table:table-cell table:formula="of:=[.S347]-[.T347]" office:value-type="float" office:value="-27245" calcext:value-type="float">
            <text:p>-27245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pie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48]+([.M348]/20)+([.N348]/240)" office:value-type="float" office:value="24" calcext:value-type="float">
            <text:p>24,00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1728" calcext:value-type="float">
            <text:p>1 728,0000</text:p>
          </table:table-cell>
          <table:table-cell table:formula="of:=[.S348]-[.T348]" office:value-type="float" office:value="-1728" calcext:value-type="float">
            <text:p>-1728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450" calcext:value-type="float">
            <text:p>5 450,00</text:p>
          </table:table-cell>
          <table:table-cell office:value-type="string" calcext:value-type="string">
            <text:p>pieces</text:p>
          </table:table-cell>
          <table:table-cell office:value-type="float" office:value="78" calcext:value-type="float">
            <text:p>78,000</text:p>
          </table:table-cell>
          <table:table-cell table:number-columns-repeated="2"/>
          <table:table-cell table:style-name="ce22" table:formula="of:=[.L349]+([.M349]/20)+([.N349]/240)" office:value-type="float" office:value="78" calcext:value-type="float">
            <text:p>78,00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425100" calcext:value-type="float">
            <text:p>425 100,0000</text:p>
          </table:table-cell>
          <table:table-cell table:formula="of:=[.S349]-[.T349]" office:value-type="float" office:value="-425100" calcext:value-type="float">
            <text:p>-425100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haut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51" calcext:value-type="float">
            <text:p>551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50]+([.M350]/20)+([.N350]/240)" office:value-type="float" office:value="3.5" calcext:value-type="float">
            <text:p>3,5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1928.5" calcext:value-type="float">
            <text:p>1 928,5000</text:p>
          </table:table-cell>
          <table:table-cell table:formula="of:=[.S350]-[.T350]" office:value-type="float" office:value="-1928.5" calcext:value-type="float">
            <text:p>-1928,5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8" calcext:value-type="float">
            <text:p>15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51]+([.M351]/20)+([.N351]/240)" office:value-type="float" office:value="2" calcext:value-type="float">
            <text:p>2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316" calcext:value-type="float">
            <text:p>316,0000</text:p>
          </table:table-cell>
          <table:table-cell table:formula="of:=[.S351]-[.T351]" office:value-type="float" office:value="-316" calcext:value-type="float">
            <text:p>-316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Mon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59" calcext:value-type="float">
            <text:p>2 85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352]+([.M352]/20)+([.N352]/240)" office:value-type="float" office:value="1.05" calcext:value-type="float">
            <text:p>1,05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3001.95" calcext:value-type="float">
            <text:p>3 001,9500</text:p>
          </table:table-cell>
          <table:table-cell table:formula="of:=[.S352]-[.T352]" office:value-type="float" office:value="-3001.95" calcext:value-type="float">
            <text:p>-3001,95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de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289" calcext:value-type="float">
            <text:p>4 28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53]+([.M353]/20)+([.N353]/240)" office:value-type="float" office:value="1" calcext:value-type="float">
            <text:p>1,0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4289" calcext:value-type="float">
            <text:p>4 289,0000</text:p>
          </table:table-cell>
          <table:table-cell table:formula="of:=[.S353]-[.T353]" office:value-type="float" office:value="-4289" calcext:value-type="float">
            <text:p>-4289</text:p>
          </table:table-cell>
          <table:table-cell office:value-type="string" calcext:value-type="string">
            <text:p>À 19 S <text:s text:c="13"/>20</text:p>
          </table:table-cell>
          <table:table-cell table:number-columns-repeated="1002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refor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02" calcext:value-type="float">
            <text:p>1 30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54]+([.M354]/20)+([.N354]/240)" office:value-type="float" office:value="0.9" calcext:value-type="float">
            <text:p>0,9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1171.8" calcext:value-type="float">
            <text:p>1 171,8000</text:p>
          </table:table-cell>
          <table:table-cell table:formula="of:=[.S354]-[.T354]" office:value-type="float" office:value="-1171.8" calcext:value-type="float">
            <text:p>-1171,8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3" calcext:value-type="float">
            <text:p>3 00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2" table:formula="of:=[.L355]+([.M355]/20)+([.N355]/240)" office:value-type="float" office:value="0.675" calcext:value-type="float">
            <text:p>0,675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2027.025" calcext:value-type="float">
            <text:p>2 027,0250</text:p>
          </table:table-cell>
          <table:table-cell table:formula="of:=[.S355]-[.T355]" office:value-type="float" office:value="-2027.025" calcext:value-type="float">
            <text:p>-2027,03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pie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56]+([.M356]/20)+([.N356]/240)" office:value-type="float" office:value="18" calcext:value-type="float">
            <text:p>18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3024" calcext:value-type="float">
            <text:p>3 024,0000</text:p>
          </table:table-cell>
          <table:table-cell table:formula="of:=[.S356]-[.T356]" office:value-type="float" office:value="-3024" calcext:value-type="float">
            <text:p>-3024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oile de Bretagne serpill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57]+([.M357]/20)+([.N357]/240)" office:value-type="float" office:value="0.4" calcext:value-type="float">
            <text:p>0,4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40" calcext:value-type="float">
            <text:p>40,0000</text:p>
          </table:table-cell>
          <table:table-cell table:formula="of:=[.S357]-[.T357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truff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358]+([.M358]/20)+([.N358]/240)" office:value-type="float" office:value="2.25" calcext:value-type="float">
            <text:p>2,25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31.5" calcext:value-type="float">
            <text:p>31,5000</text:p>
          </table:table-cell>
          <table:table-cell table:formula="of:=[.S358]-[.T358]" office:value-type="float" office:value="-31.5" calcext:value-type="float">
            <text:p>-31,5</text:p>
          </table:table-cell>
          <table:table-cell office:value-type="string" calcext:value-type="string">
            <text:p>À 40 S <text:s text:c="10"/>45 S</text:p>
          </table:table-cell>
          <table:table-cell table:number-columns-repeated="1002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ermich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59]+([.M359]/20)+([.N359]/240)" office:value-type="float" office:value="1.5" calcext:value-type="float">
            <text:p>1,5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75" calcext:value-type="float">
            <text:p>75,0000</text:p>
          </table:table-cell>
          <table:table-cell table:formula="of:=[.S359]-[.T359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60]+([.M360]/20)+([.N360]/240)" office:value-type="float" office:value="50" calcext:value-type="float">
            <text:p>5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1150" calcext:value-type="float">
            <text:p>1 150,0000</text:p>
          </table:table-cell>
          <table:table-cell table:formula="of:=[.S360]-[.T360]" office:value-type="float" office:value="-1150" calcext:value-type="float">
            <text:p>-1150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61]+([.M361]/20)+([.N361]/240)" office:value-type="float" office:value="100" calcext:value-type="float">
            <text:p>100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600" calcext:value-type="float">
            <text:p>600,0000</text:p>
          </table:table-cell>
          <table:table-cell table:formula="of:=[.S361]-[.T36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67" calcext:value-type="float">
            <text:p>67,000</text:p>
          </table:table-cell>
          <table:table-cell table:number-columns-repeated="2"/>
          <table:table-cell table:style-name="ce22" table:formula="of:=[.L362]+([.M362]/20)+([.N362]/240)" office:value-type="float" office:value="67" calcext:value-type="float">
            <text:p>67,0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34" calcext:value-type="float">
            <text:p>134,0000</text:p>
          </table:table-cell>
          <table:table-cell table:formula="of:=[.S362]-[.T362]" office:value-type="float" office:value="-134" calcext:value-type="float">
            <text:p>-134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363]+([.M363]/20)+([.N363]/240)" office:value-type="float" office:value="400" calcext:value-type="float">
            <text:p>400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23200" calcext:value-type="float">
            <text:p>23 200,0000</text:p>
          </table:table-cell>
          <table:table-cell table:formula="of:=[.S363]-[.T363]" office:value-type="float" office:value="-23200" calcext:value-type="float">
            <text:p>-23200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64]+([.M364]/20)+([.N364]/240)" office:value-type="float" office:value="100" calcext:value-type="float">
            <text:p>100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400" calcext:value-type="float">
            <text:p>400,0000</text:p>
          </table:table-cell>
          <table:table-cell table:formula="of:=[.S364]-[.T36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65]+([.M365]/20)+([.N365]/240)" office:value-type="float" office:value="1" calcext:value-type="float">
            <text:p>1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20" calcext:value-type="float">
            <text:p>20,0000</text:p>
          </table:table-cell>
          <table:table-cell table:formula="of:=[.S365]-[.T365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Langued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bariqu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2" table:formula="of:=[.L366]+([.M366]/20)+([.N366]/240)" office:value-type="float" office:value="70" calcext:value-type="float">
            <text:p>70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910" calcext:value-type="float">
            <text:p>910,0000</text:p>
          </table:table-cell>
          <table:table-cell table:formula="of:=[.S366]-[.T366]" office:value-type="float" office:value="-910" calcext:value-type="float">
            <text:p>-910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67]+([.M367]/20)+([.N367]/240)" office:value-type="float" office:value="2" calcext:value-type="float">
            <text:p>2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2800" calcext:value-type="float">
            <text:p>2 800,0000</text:p>
          </table:table-cell>
          <table:table-cell table:formula="of:=[.S367]-[.T367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quart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2" table:formula="of:=[.L368]+([.M368]/20)+([.N368]/240)" office:value-type="float" office:value="13" calcext:value-type="float">
            <text:p>13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104" calcext:value-type="float">
            <text:p>104,0000</text:p>
          </table:table-cell>
          <table:table-cell table:formula="of:=[.S368]-[.T368]" office:value-type="float" office:value="-104" calcext:value-type="float">
            <text:p>-104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6" calcext:value-type="float">
            <text:p>1766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69]+([.M369]/20)+([.N369]/240)" office:value-type="float" office:value="0.2" calcext:value-type="float">
            <text:p>0,2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8" calcext:value-type="float">
            <text:p>8,0000</text:p>
          </table:table-cell>
          <table:table-cell table:formula="of:=[.S369]-[.T369]" office:value-type="float" office:value="-8" calcext:value-type="float">
            <text:p>-8</text:p>
          </table:table-cell>
          <table:table-cell table:number-columns-repeated="1003"/>
        </table:table-row>
        <table:table-row table:style-name="ro2" table:number-rows-repeated="233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240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225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1:21:49.4150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22M49S</meta:editing-duration>
    <meta:editing-cycles>148</meta:editing-cycles>
    <meta:generator>LibreOffice/5.1.6.2$MacOSX_X86_64 LibreOffice_project/07ac168c60a517dba0f0d7bc7540f5afa45f0909</meta:generator>
    <dc:date>2017-06-22T13:45:46.992384000</dc:date>
    <meta:document-statistic meta:table-count="3" meta:cell-count="6455" meta:object-count="0"/>
    <meta:user-defined meta:name="Info 1"/>
    <meta:user-defined meta:name="Info 2"/>
    <meta:user-defined meta:name="Info 3"/>
    <meta:user-defined meta:name="Info 4"/>
  </office:meta>
</office:document-meta>
</file>